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101" manifest:media-type=""/>
  <manifest:file-entry manifest:full-path="Configurations2/" manifest:media-type="application/vnd.sun.xml.ui.configuration"/>
  <manifest:file-entry manifest:full-path="Obj100" manifest:media-type="application/vnd.sun.star.oleobject"/>
  <manifest:file-entry manifest:full-path="meta.xml" manifest:media-type="text/xml"/>
  <manifest:file-entry manifest:full-path="Obj101" manifest:media-type="application/vnd.sun.star.oleobject"/>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8">
      <style:paragraph-properties fo:text-align="justify" style:justify-single-word="false"/>
    </style:style>
    <style:style style:name="P3" style:family="paragraph" style:parent-style-name="Text_20_body" style:list-style-name="L9">
      <style:paragraph-properties fo:text-align="justify" style:justify-single-word="false"/>
    </style:style>
    <style:style style:name="P4" style:family="paragraph" style:parent-style-name="Text_20_body" style:list-style-name="L10">
      <style:paragraph-properties fo:text-align="justify" style:justify-single-word="false"/>
    </style:style>
    <style:style style:name="P5" style:family="paragraph" style:parent-style-name="Text_20_body" style:list-style-name="L11">
      <style:paragraph-properties fo:text-align="justify" style:justify-single-word="false"/>
    </style:style>
    <style:style style:name="P6" style:family="paragraph" style:parent-style-name="Text_20_body">
      <style:paragraph-properties fo:text-align="justify" style:justify-single-word="false"/>
      <style:text-properties style:font-name="Times New Roman" fo:font-weight="bold" style:font-weight-asian="bold" style:font-weight-complex="bold"/>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list-style-name="WWNum1">
      <style:paragraph-properties fo:text-align="justify" style:justify-single-word="false"/>
      <style:text-properties fo:font-weight="normal" style:font-weight-asian="normal" style:font-weight-complex="normal"/>
    </style:style>
    <style:style style:name="P9" style:family="paragraph" style:parent-style-name="Text_20_body" style:list-style-name="WWNum2">
      <style:paragraph-properties fo:text-align="justify" style:justify-single-word="false"/>
      <style:text-properties fo:font-weight="normal" style:font-weight-asian="normal" style:font-weight-complex="normal"/>
    </style:style>
    <style:style style:name="P10" style:family="paragraph" style:parent-style-name="Text_20_body" style:list-style-name="L2">
      <style:paragraph-properties fo:text-align="justify" style:justify-single-word="false"/>
      <style:text-properties fo:font-weight="normal" style:font-weight-asian="normal" style:font-weight-complex="normal"/>
    </style:style>
    <style:style style:name="P11" style:family="paragraph" style:parent-style-name="Text_20_body" style:list-style-name="L3">
      <style:paragraph-properties fo:text-align="justify" style:justify-single-word="false"/>
      <style:text-properties fo:font-weight="normal" style:font-weight-asian="normal" style:font-weight-complex="normal"/>
    </style:style>
    <style:style style:name="P12" style:family="paragraph" style:parent-style-name="Text_20_body" style:list-style-name="L4">
      <style:paragraph-properties fo:text-align="justify" style:justify-single-word="false"/>
      <style:text-properties fo:font-weight="normal" style:font-weight-asian="normal" style:font-weight-complex="normal"/>
    </style:style>
    <style:style style:name="P13" style:family="paragraph" style:parent-style-name="Text_20_body" style:list-style-name="L5">
      <style:paragraph-properties fo:text-align="justify" style:justify-single-word="false"/>
      <style:text-properties fo:font-weight="normal" style:font-weight-asian="normal" style:font-weight-complex="normal"/>
    </style:style>
    <style:style style:name="P14" style:family="paragraph" style:parent-style-name="Text_20_body" style:list-style-name="L1">
      <style:paragraph-properties fo:text-align="justify" style:justify-single-word="false"/>
      <style:text-properties fo:font-weight="normal" style:font-weight-asian="normal" style:font-weight-complex="normal"/>
    </style:style>
    <style:style style:name="P15" style:family="paragraph" style:parent-style-name="Text_20_body" style:list-style-name="WWNum3">
      <style:paragraph-properties fo:text-align="justify" style:justify-single-word="false"/>
      <style:text-properties fo:font-weight="normal" style:font-weight-asian="normal" style:font-weight-complex="normal"/>
    </style:style>
    <style:style style:name="P16" style:family="paragraph" style:parent-style-name="Text_20_body" style:list-style-name="L7">
      <style:paragraph-properties fo:text-align="justify" style:justify-single-word="false"/>
      <style:text-properties fo:font-weight="normal" style:font-weight-asian="normal" style:font-weight-complex="normal"/>
    </style:style>
    <style:style style:name="T1" style:family="text">
      <style:text-properties style:font-name="Times New Roman" fo:font-size="16pt" fo:font-weight="bold" style:font-name-asian="Times New Roman1" style:font-size-asian="16pt" style:font-weight-asian="bold" style:font-name-complex="Times New Roman1"/>
    </style:style>
    <style:style style:name="T2" style:family="text">
      <style:text-properties style:font-name="Times New Roman" fo:font-size="14pt" style:font-name-asian="Times New Roman1" style:font-size-asian="14pt" style:font-name-complex="Times New Roman1"/>
    </style:style>
    <style:style style:name="T3" style:family="text">
      <style:text-properties style:font-name="Times New Roman" fo:font-size="14pt" officeooo:rsid="00117348" style:font-name-asian="Times New Roman1" style:font-size-asian="14pt" style:font-name-complex="Times New Roman1"/>
    </style:style>
    <style:style style:name="T4" style:family="text">
      <style:text-properties style:font-name="Times New Roman" fo:font-size="14pt" fo:background-color="#ffffff" loext:char-shading-value="0" style:font-name-asian="Times New Roman1" style:font-size-asian="14pt" style:font-name-complex="Times New Roman1"/>
    </style:style>
    <style:style style:name="T5" style:family="text">
      <style:text-properties style:font-name="Times New Roman" fo:font-size="12pt" style:font-size-asian="12pt" style:font-size-complex="12pt"/>
    </style:style>
    <style:style style:name="T6" style:family="text">
      <style:text-properties style:font-name="Times New Roman" fo:font-size="12pt" officeooo:rsid="001b1453" style:font-size-asian="12pt" style:font-size-complex="12pt"/>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size="12pt" style:text-underline-style="none" fo:font-weight="normal" style:font-size-asian="12pt" style:font-weight-asian="normal" style:font-size-complex="12pt" style:font-weight-complex="normal"/>
    </style:style>
    <style:style style:name="T9" style:family="text">
      <style:text-properties fo:color="#222222" loext:opacity="100%" style:font-name="Times New Roman" fo:font-size="14pt" fo:font-weight="bold" fo:background-color="#ffffff" loext:char-shading-value="0" style:font-name-asian="Times New Roman1" style:font-size-asian="14pt" style:font-weight-asian="bold" style:font-name-complex="Times New Roman1"/>
    </style:style>
    <style:style style:name="T10" style:family="text">
      <style:text-properties fo:color="#222222" loext:opacity="100%" style:font-name="Times New Roman" fo:font-size="14pt" fo:background-color="#ffffff" loext:char-shading-value="0" style:font-name-asian="Times New Roman1" style:font-size-asian="14pt" style:font-name-complex="Times New Roman1"/>
    </style:style>
    <style:style style:name="T11" style:family="text">
      <style:text-properties fo:color="#222222" loext:opacity="100%" style:font-name="Times New Roman" fo:font-size="14pt" style:font-name-asian="Times New Roman1" style:font-size-asian="14pt" style:font-name-complex="Times New Roman1"/>
    </style:style>
    <style:style style:name="T12" style:family="text">
      <style:text-properties fo:color="#222222" loext:opacity="100%" style:font-name="Times New Roman" fo:font-size="13.5pt" style:font-name-asian="Times New Roman1" style:font-size-asian="13.5pt" style:font-name-complex="Times New Roman1"/>
    </style:style>
    <style:style style:name="T13" style:family="text">
      <style:text-properties fo:color="#222222" loext:opacity="100%" fo:font-size="14pt" fo:font-weight="bold" fo:background-color="#ffffff" loext:char-shading-value="0" style:font-name-asian="Times New Roman1" style:font-size-asian="14pt" style:font-weight-asian="bold" style:font-name-complex="Times New Roman1"/>
    </style:style>
    <style:style style:name="T14" style:family="text">
      <style:text-properties fo:color="#222222" loext:opacity="100%" fo:font-size="14pt" fo:background-color="#ffffff" loext:char-shading-value="0" style:font-name-asian="Times New Roman1" style:font-size-asian="14pt" style:font-name-complex="Times New Roman1"/>
    </style:style>
    <style:style style:name="T15" style:family="text">
      <style:text-properties fo:color="#222222" loext:opacity="100%" fo:font-size="14pt" style:font-name-asian="Times New Roman1" style:font-size-asian="14pt" style:font-name-complex="Times New Roman1"/>
    </style:style>
    <style:style style:name="T16" style:family="text">
      <style:text-properties fo:color="#222222" loext:opacity="100%" fo:font-size="13.5pt" style:font-name-asian="Times New Roman1" style:font-size-asian="13.5pt" style:font-name-complex="Times New Roman1"/>
    </style:style>
    <style:style style:name="T17" style:family="text">
      <style:text-properties fo:color="#000000" loext:opacity="100%" style:font-name="Times New Roman" fo:font-size="16pt" fo:font-weight="bold" style:font-name-asian="Times New Roman1" style:font-size-asian="16pt" style:font-weight-asian="bold" style:font-name-complex="Times New Roman1"/>
    </style:style>
    <style:style style:name="T18" style:family="text">
      <style:text-properties fo:color="#000000" loext:opacity="100%" style:font-name="Times New Roman" fo:font-size="16pt" fo:font-weight="bold" fo:background-color="#ffffff" loext:char-shading-value="0" style:font-name-asian="Times New Roman1" style:font-size-asian="16pt" style:font-weight-asian="bold" style:font-name-complex="Times New Roman1"/>
    </style:style>
    <style:style style:name="T19" style:family="text">
      <style:text-properties fo:color="#000000" loext:opacity="100%" style:font-name="Times New Roman" fo:font-size="14pt" fo:background-color="#ffffff" loext:char-shading-value="0" style:font-name-asian="Times New Roman1" style:font-size-asian="14pt" style:font-name-complex="Times New Roman1"/>
    </style:style>
    <style:style style:name="T20" style:family="text">
      <style:text-properties fo:color="#000000" loext:opacity="100%" style:font-name="Times New Roman" fo:font-size="14pt" fo:font-weight="bold" fo:background-color="#ffffff" loext:char-shading-value="0" style:font-name-asian="Times New Roman1" style:font-size-asian="14pt" style:font-weight-asian="bold" style:font-name-complex="Times New Roman1"/>
    </style:style>
    <style:style style:name="T21" style:family="text">
      <style:text-properties fo:color="#000000" loext:opacity="100%" style:font-name="Times New Roman" fo:font-size="14pt" fo:font-weight="bold" style:font-name-asian="Times New Roman1" style:font-size-asian="14pt" style:font-weight-asian="bold" style:font-name-complex="Times New Roman1"/>
    </style:style>
    <style:style style:name="T22" style:family="text">
      <style:text-properties fo:color="#000000" loext:opacity="100%" style:font-name="Times New Roman" fo:font-size="14pt" style:font-name-asian="Times New Roman1" style:font-size-asian="14pt" style:font-name-complex="Times New Roman1"/>
    </style:style>
    <style:style style:name="T23" style:family="text">
      <style:text-properties fo:color="#000000" loext:opacity="100%" style:font-name="Times New Roman" fo:font-size="14pt" fo:font-style="italic" fo:background-color="#ffffff" loext:char-shading-value="0" style:font-name-asian="Times New Roman1" style:font-size-asian="14pt" style:font-style-asian="italic" style:font-name-complex="Times New Roman1"/>
    </style:style>
    <style:style style:name="T24" style:family="text">
      <style:text-properties fo:color="#000000" loext:opacity="100%" style:font-name="Times New Roman" fo:font-size="12pt" fo:font-weight="bold" fo:background-color="#ffffff" loext:char-shading-value="0" style:font-name-asian="Times New Roman1" style:font-size-asian="12pt" style:font-weight-asian="bold" style:font-name-complex="Times New Roman1"/>
    </style:style>
    <style:style style:name="T25" style:family="text">
      <style:text-properties fo:color="#000000" loext:opacity="100%" style:font-name="Times New Roman" fo:font-size="12pt" style:font-name-asian="Times New Roman1" style:font-size-asian="12pt" style:font-name-complex="Times New Roman1"/>
    </style:style>
    <style:style style:name="T26" style:family="text">
      <style:text-properties fo:color="#000000" loext:opacity="100%" style:font-name="Cambria Math" fo:font-size="14pt" style:font-name-asian="Cambria Math1" style:font-size-asian="14pt" style:font-name-complex="Cambria Math1"/>
    </style:style>
    <style:style style:name="T27" style:family="text">
      <style:text-properties fo:color="#000000" loext:opacity="100%" style:font-name="Cambria Math" fo:font-size="16pt" fo:font-weight="bold" style:font-name-asian="Cambria Math1" style:font-size-asian="16pt" style:font-weight-asian="bold" style:font-name-complex="Cambria Math1"/>
    </style:style>
    <style:style style:name="T28" style:family="text">
      <style:text-properties fo:color="#000000" loext:opacity="100%" fo:font-size="16pt" fo:font-weight="bold" style:font-name-asian="Times New Roman1" style:font-size-asian="16pt" style:font-weight-asian="bold" style:font-name-complex="Times New Roman1"/>
    </style:style>
    <style:style style:name="T29" style:family="text">
      <style:text-properties fo:color="#000000" loext:opacity="100%" fo:font-size="16pt" fo:font-weight="bold" fo:background-color="#ffffff" loext:char-shading-value="0" style:font-name-asian="Times New Roman1" style:font-size-asian="16pt" style:font-weight-asian="bold" style:font-name-complex="Times New Roman1"/>
    </style:style>
    <style:style style:name="T30" style:family="text">
      <style:text-properties fo:color="#000000" loext:opacity="100%" fo:font-size="16pt" fo:font-weight="bold" style:font-name-asian="Cambria Math1" style:font-size-asian="16pt" style:font-weight-asian="bold" style:font-name-complex="Cambria Math1"/>
    </style:style>
    <style:style style:name="T31" style:family="text">
      <style:text-properties fo:color="#000000" loext:opacity="100%" fo:font-size="16pt" style:font-name-asian="Times New Roman1" style:font-size-asian="16pt" style:font-name-complex="Times New Roman1"/>
    </style:style>
    <style:style style:name="T32" style:family="text">
      <style:text-properties fo:color="#000000" loext:opacity="100%" fo:font-size="16pt" style:font-name-asian="Cambria Math1" style:font-size-asian="16pt" style:font-name-complex="Cambria Math1"/>
    </style:style>
    <style:style style:name="T33" style:family="text">
      <style:text-properties fo:color="#000000" loext:opacity="100%" fo:font-size="14pt" fo:background-color="#ffffff" loext:char-shading-value="0" style:font-name-asian="Times New Roman1" style:font-size-asian="14pt" style:font-name-complex="Times New Roman1"/>
    </style:style>
    <style:style style:name="T34" style:family="text">
      <style:text-properties fo:color="#000000" loext:opacity="100%" fo:font-size="14pt" fo:font-weight="bold" fo:background-color="#ffffff" loext:char-shading-value="0" style:font-name-asian="Times New Roman1" style:font-size-asian="14pt" style:font-weight-asian="bold" style:font-name-complex="Times New Roman1"/>
    </style:style>
    <style:style style:name="T35" style:family="text">
      <style:text-properties fo:color="#000000" loext:opacity="100%" fo:font-size="14pt" fo:font-weight="bold" style:font-name-asian="Times New Roman1" style:font-size-asian="14pt" style:font-weight-asian="bold" style:font-name-complex="Times New Roman1"/>
    </style:style>
    <style:style style:name="T36" style:family="text">
      <style:text-properties fo:color="#000000" loext:opacity="100%" fo:font-size="14pt" fo:font-style="italic" fo:background-color="#ffffff" loext:char-shading-value="0" style:font-name-asian="Times New Roman1" style:font-size-asian="14pt" style:font-style-asian="italic" style:font-name-complex="Times New Roman1"/>
    </style:style>
    <style:style style:name="T37" style:family="text">
      <style:text-properties fo:color="#000000" loext:opacity="100%" fo:font-size="14pt" style:font-name-asian="Times New Roman1" style:font-size-asian="14pt" style:font-name-complex="Times New Roman1"/>
    </style:style>
    <style:style style:name="T38" style:family="text">
      <style:text-properties fo:color="#000000" loext:opacity="100%" fo:font-size="14pt" style:font-name-asian="Cambria Math1" style:font-size-asian="14pt" style:font-name-complex="Cambria Math1"/>
    </style:style>
    <style:style style:name="T39" style:family="text">
      <style:text-properties fo:color="#000000" loext:opacity="100%" fo:font-size="12pt" fo:font-weight="bold" fo:background-color="#ffffff" loext:char-shading-value="0" style:font-name-asian="Times New Roman1" style:font-size-asian="12pt" style:font-weight-asian="bold" style:font-name-complex="Times New Roman1"/>
    </style:style>
    <style:style style:name="T40" style:family="text">
      <style:text-properties fo:color="#000000" loext:opacity="100%" fo:font-size="12pt" style:font-name-asian="Times New Roman1" style:font-size-asian="12pt" style:font-name-complex="Times New Roman1"/>
    </style:style>
    <style:style style:name="T41" style:family="text">
      <style:text-properties fo:color="#202124" loext:opacity="100%" style:font-name="Times New Roman" fo:font-size="14pt" fo:background-color="#ffffff" loext:char-shading-value="0" style:font-name-asian="Times New Roman1" style:font-size-asian="14pt" style:font-name-complex="Times New Roman1"/>
    </style:style>
    <style:style style:name="T42" style:family="text">
      <style:text-properties fo:color="#202124" loext:opacity="100%" style:font-name="Times New Roman" fo:font-size="14pt" fo:font-weight="bold" fo:background-color="#ffffff" loext:char-shading-value="0" style:font-name-asian="Times New Roman1" style:font-size-asian="14pt" style:font-weight-asian="bold" style:font-name-complex="Times New Roman1"/>
    </style:style>
    <style:style style:name="T43" style:family="text">
      <style:text-properties fo:color="#202124" loext:opacity="100%" style:font-name="Times New Roman" fo:font-size="12pt" fo:font-weight="bold" fo:background-color="#ffffff" loext:char-shading-value="0" style:font-name-asian="Times New Roman1" style:font-size-asian="12pt" style:font-weight-asian="bold" style:font-name-complex="Times New Roman1"/>
    </style:style>
    <style:style style:name="T44" style:family="text">
      <style:text-properties fo:color="#202124" loext:opacity="100%" style:font-name="Times New Roman" fo:font-size="12pt" fo:background-color="#ffffff" loext:char-shading-value="0" style:font-name-asian="Times New Roman1" style:font-size-asian="12pt" style:font-name-complex="Times New Roman1"/>
    </style:style>
    <style:style style:name="T45" style:family="text">
      <style:text-properties fo:color="#202124" loext:opacity="100%" style:font-name="Arial" fo:background-color="#ffffff" loext:char-shading-value="0" style:font-name-complex="Arial1"/>
    </style:style>
    <style:style style:name="T46" style:family="text">
      <style:text-properties fo:color="#202124" loext:opacity="100%" style:font-name="Arial" fo:font-weight="bold" fo:background-color="#ffffff" loext:char-shading-value="0" style:font-weight-asian="bold" style:font-name-complex="Arial1" style:font-weight-complex="bold"/>
    </style:style>
    <style:style style:name="T47" style:family="text">
      <style:text-properties fo:color="#202124" loext:opacity="100%" fo:font-size="14pt" fo:background-color="#ffffff" loext:char-shading-value="0" style:font-name-asian="Times New Roman1" style:font-size-asian="14pt" style:font-name-complex="Times New Roman1"/>
    </style:style>
    <style:style style:name="T48" style:family="text">
      <style:text-properties fo:color="#202124" loext:opacity="100%" fo:font-size="14pt" fo:font-weight="bold" fo:background-color="#ffffff" loext:char-shading-value="0" style:font-name-asian="Times New Roman1" style:font-size-asian="14pt" style:font-weight-asian="bold" style:font-name-complex="Times New Roman1"/>
    </style:style>
    <style:style style:name="T49" style:family="text">
      <style:text-properties fo:color="#202124" loext:opacity="100%" fo:font-size="12pt" fo:font-weight="bold" fo:background-color="#ffffff" loext:char-shading-value="0" style:font-name-asian="Times New Roman1" style:font-size-asian="12pt" style:font-weight-asian="bold" style:font-name-complex="Times New Roman1"/>
    </style:style>
    <style:style style:name="T50" style:family="text">
      <style:text-properties fo:color="#202124" loext:opacity="100%" fo:font-size="12pt" fo:background-color="#ffffff" loext:char-shading-value="0" style:font-name-asian="Times New Roman1" style:font-size-asian="12pt" style:font-name-complex="Times New Roman1"/>
    </style:style>
    <style:style style:name="T51" style:family="text">
      <style:text-properties fo:color="#202124" loext:opacity="100%" fo:background-color="#ffffff" loext:char-shading-value="0" style:font-name-complex="Arial1"/>
    </style:style>
    <style:style style:name="T52" style:family="text">
      <style:text-properties fo:color="#202124" loext:opacity="100%" fo:font-weight="bold" fo:background-color="#ffffff" loext:char-shading-value="0" style:font-weight-asian="bold" style:font-name-complex="Arial1" style:font-weight-complex="bold"/>
    </style:style>
    <style:style style:name="T53" style:family="text">
      <style:text-properties fo:color="#40424e" loext:opacity="100%" style:font-name="Times New Roman" fo:font-size="13pt" fo:letter-spacing="0.004cm" fo:background-color="#ffffff" loext:char-shading-value="0" style:font-name-asian="Times New Roman1" style:font-size-asian="13pt" style:font-name-complex="Times New Roman1"/>
    </style:style>
    <style:style style:name="T54" style:family="text">
      <style:text-properties fo:color="#40424e" loext:opacity="100%" style:font-name="Times New Roman" fo:font-size="13pt" fo:letter-spacing="0.004cm" fo:font-weight="bold" fo:background-color="#ffffff" loext:char-shading-value="0" style:font-name-asian="Times New Roman1" style:font-size-asian="13pt" style:font-weight-asian="bold" style:font-name-complex="Times New Roman1"/>
    </style:style>
    <style:style style:name="T55" style:family="text">
      <style:text-properties fo:color="#40424e" loext:opacity="100%" style:font-name="Times New Roman" fo:font-size="13pt" fo:letter-spacing="0.004cm" fo:font-style="italic" fo:background-color="#ffffff" loext:char-shading-value="0" style:font-name-asian="Times New Roman1" style:font-size-asian="13pt" style:font-style-asian="italic" style:font-name-complex="Times New Roman1"/>
    </style:style>
    <style:style style:name="T56" style:family="text">
      <style:text-properties fo:color="#40424e" loext:opacity="100%" style:font-name="Arial" fo:font-size="10pt" fo:letter-spacing="0.004cm" fo:background-color="#ffffff" loext:char-shading-value="0" style:font-size-asian="10pt" style:font-name-complex="Arial1" loext:padding="0cm" loext:border="none" loext:shadow="none"/>
    </style:style>
    <style:style style:name="T57" style:family="text">
      <style:text-properties fo:color="#40424e" loext:opacity="100%" style:font-name="Arial" fo:font-size="10pt" fo:letter-spacing="0.004cm" fo:background-color="#ffffff" loext:char-shading-value="0" style:font-size-asian="10pt" style:font-name-complex="Arial1"/>
    </style:style>
    <style:style style:name="T58" style:family="text">
      <style:text-properties fo:color="#40424e" loext:opacity="100%" style:font-name="Arial" fo:font-size="10pt" fo:letter-spacing="0.004cm" style:font-size-asian="10pt" style:font-name-complex="Arial1"/>
    </style:style>
    <style:style style:name="T59" style:family="text">
      <style:text-properties fo:color="#40424e" loext:opacity="100%" fo:font-size="13pt" fo:letter-spacing="0.004cm" fo:background-color="#ffffff" loext:char-shading-value="0" style:font-name-asian="Times New Roman1" style:font-size-asian="13pt" style:font-name-complex="Times New Roman1"/>
    </style:style>
    <style:style style:name="T60" style:family="text">
      <style:text-properties fo:color="#40424e" loext:opacity="100%" fo:font-size="13pt" fo:letter-spacing="0.004cm" fo:font-weight="bold" fo:background-color="#ffffff" loext:char-shading-value="0" style:font-name-asian="Times New Roman1" style:font-size-asian="13pt" style:font-weight-asian="bold" style:font-name-complex="Times New Roman1"/>
    </style:style>
    <style:style style:name="T61" style:family="text">
      <style:text-properties fo:color="#40424e" loext:opacity="100%" fo:font-size="13pt" fo:letter-spacing="0.004cm" fo:font-style="italic" fo:background-color="#ffffff" loext:char-shading-value="0" style:font-name-asian="Times New Roman1" style:font-size-asian="13pt" style:font-style-asian="italic" style:font-name-complex="Times New Roman1"/>
    </style:style>
    <style:style style:name="T62" style:family="text">
      <style:text-properties fo:color="#40424e" loext:opacity="100%" fo:font-size="10pt" fo:letter-spacing="0.004cm" fo:background-color="#ffffff" loext:char-shading-value="0" style:font-size-asian="10pt" style:font-name-complex="Arial1"/>
    </style:style>
    <style:style style:name="T63" style:family="text">
      <style:text-properties fo:color="#40424e" loext:opacity="100%" fo:font-size="10pt" fo:letter-spacing="0.004cm" fo:background-color="#ffffff" loext:char-shading-value="0" style:font-size-asian="10pt" style:font-name-complex="Arial1" loext:padding="0cm" loext:border="none" loext:shadow="none"/>
    </style:style>
    <style:style style:name="T64" style:family="text">
      <style:text-properties fo:color="#40424e" loext:opacity="100%" fo:font-size="10pt" fo:letter-spacing="0.004cm" style:font-size-asian="10pt" style:font-name-complex="Arial1"/>
    </style:style>
    <style:style style:name="T65" style:family="text">
      <style:text-properties fo:color="#40424e" loext:opacity="100%" style:font-name="Times New Roman" fo:font-size="10pt" fo:letter-spacing="0.004cm" fo:background-color="#ffffff" loext:char-shading-value="0" style:font-size-asian="10pt" style:font-name-complex="Arial1"/>
    </style:style>
    <style:style style:name="T66" style:family="text">
      <style:text-properties fo:color="#40424e" loext:opacity="100%" style:font-name="Times New Roman" fo:font-size="10pt" fo:letter-spacing="0.004cm" fo:background-color="#ffffff" loext:char-shading-value="0" style:font-size-asian="10pt" style:font-name-complex="Arial1" loext:padding="0cm" loext:border="none" loext:shadow="none"/>
    </style:style>
    <style:style style:name="T67" style:family="text">
      <style:text-properties fo:color="#40424e" loext:opacity="100%" style:font-name="Times New Roman" fo:font-size="10pt" fo:letter-spacing="0.004cm" style:font-size-asian="10pt" style:font-name-complex="Arial1"/>
    </style:style>
    <style:style style:name="T68" style:family="text">
      <style:text-properties fo:color="#40424e" loext:opacity="100%" style:font-name="Times New Roman" fo:font-size="10pt" fo:letter-spacing="0.004cm" fo:font-weight="bold" fo:background-color="#ffffff" loext:char-shading-value="0" style:font-size-asian="10pt" style:font-weight-asian="bold" style:font-name-complex="Arial1" style:font-weight-complex="bold"/>
    </style:style>
    <style:style style:name="T69" style:family="text">
      <style:text-properties fo:color="#40424e" loext:opacity="100%" style:font-name="Times New Roman" fo:font-size="10pt" fo:letter-spacing="0.004cm" fo:font-weight="bold" fo:background-color="#ffffff" loext:char-shading-value="0" style:font-size-asian="10pt" style:font-weight-asian="bold" style:font-name-complex="Arial1" style:font-weight-complex="bold" loext:padding="0cm" loext:border="none" loext:shadow="none"/>
    </style:style>
    <style:style style:name="T70" style:family="text">
      <style:text-properties fo:color="#40424e" loext:opacity="100%" style:font-name="Times New Roman" fo:font-size="10pt" fo:letter-spacing="0.004cm" fo:font-weight="bold" style:font-size-asian="10pt" style:font-weight-asian="bold" style:font-name-complex="Arial1" style:font-weight-complex="bold"/>
    </style:style>
    <style:style style:name="T71" style:family="text">
      <style:text-properties fo:color="#40424e" loext:opacity="100%" style:font-name="Times New Roman" fo:font-size="10pt" fo:letter-spacing="0.004cm" fo:font-weight="normal" fo:background-color="#ffffff" loext:char-shading-value="0" style:font-size-asian="10pt" style:font-weight-asian="normal" style:font-name-complex="Arial1" style:font-weight-complex="normal"/>
    </style:style>
    <style:style style:name="T72" style:family="text">
      <style:text-properties fo:color="#40424e" loext:opacity="100%" style:font-name="Times New Roman" fo:font-size="10pt" fo:letter-spacing="0.004cm" fo:font-weight="normal" fo:background-color="#ffffff" loext:char-shading-value="0" style:font-size-asian="10pt" style:font-weight-asian="normal" style:font-name-complex="Arial1" style:font-weight-complex="normal" loext:padding="0cm" loext:border="none" loext:shadow="none"/>
    </style:style>
    <style:style style:name="T73" style:family="text">
      <style:text-properties fo:color="#40424e" loext:opacity="100%" style:font-name="Times New Roman" fo:font-size="10pt" fo:letter-spacing="0.004cm" fo:font-weight="normal" style:font-size-asian="10pt" style:font-weight-asian="normal" style:font-name-complex="Arial1" style:font-weight-complex="normal"/>
    </style:style>
    <style:style style:name="T74" style:family="text">
      <style:text-properties fo:color="#4d5156" loext:opacity="100%" style:font-name="Arial" fo:font-size="10.5pt" fo:background-color="#ffffff" loext:char-shading-value="0" style:font-size-asian="10.5pt" style:font-name-complex="Arial1" style:font-size-complex="10.5pt"/>
    </style:style>
    <style:style style:name="T75" style:family="text">
      <style:text-properties fo:color="#4d5156" loext:opacity="100%" fo:font-size="10.5pt" fo:background-color="#ffffff" loext:char-shading-value="0" style:font-size-asian="10.5pt" style:font-name-complex="Arial1" style:font-size-complex="10.5pt"/>
    </style:style>
    <style:style style:name="T76" style:family="text">
      <style:text-properties fo:font-size="10pt" style:font-size-asian="10pt"/>
    </style:style>
    <style:style style:name="T77" style:family="text">
      <style:text-properties officeooo:rsid="00163beb"/>
    </style:style>
    <style:style style:name="T78" style:family="text">
      <style:text-properties officeooo:rsid="001a18c5"/>
    </style:style>
    <style:style style:name="T79" style:family="text">
      <style:text-properties fo:font-size="14pt" style:font-name-asian="Times New Roman1" style:font-size-asian="14pt" style:font-name-complex="Times New Roman1"/>
    </style:style>
    <style:style style:name="T80" style:family="text">
      <style:text-properties fo:font-size="14pt" officeooo:rsid="0015b06c" style:font-name-asian="Times New Roman1" style:font-size-asian="14pt" style:font-name-complex="Times New Roman1"/>
    </style:style>
    <style:style style:name="T81" style:family="text">
      <style:text-properties fo:font-size="14pt" officeooo:rsid="00117348" style:font-name-asian="Times New Roman1" style:font-size-asian="14pt" style:font-name-complex="Times New Roman1"/>
    </style:style>
    <style:style style:name="T82" style:family="text">
      <style:text-properties fo:font-size="14pt" fo:background-color="#ffffff" loext:char-shading-value="0" style:font-name-asian="Times New Roman1" style:font-size-asian="14pt" style:font-name-complex="Times New Roman1"/>
    </style:style>
    <style:style style:name="T83" style:family="text">
      <style:text-properties fo:font-size="12pt" style:font-size-asian="12pt" style:font-size-complex="12pt"/>
    </style:style>
    <style:style style:name="T84" style:family="text">
      <style:text-properties fo:font-size="12pt" officeooo:rsid="001b1453" style:font-size-asian="12pt" style:font-size-complex="12pt"/>
    </style:style>
    <style:style style:name="T85" style:family="text">
      <style:text-properties fo:font-size="12pt" fo:letter-spacing="0.002cm" style:font-size-asian="12pt" style:font-size-complex="12pt"/>
    </style:style>
    <style:style style:name="T86" style:family="text">
      <style:text-properties fo:font-size="12pt" fo:font-weight="normal" style:font-size-asian="12pt" style:font-weight-asian="normal" style:font-size-complex="12pt" style:font-weight-complex="normal"/>
    </style:style>
    <style:style style:name="T87" style:family="text">
      <style:text-properties fo:font-size="12pt" style:text-underline-style="none" fo:font-weight="normal" style:font-size-asian="12pt" style:font-weight-asian="normal" style:font-size-complex="12pt" style:font-weight-complex="normal"/>
    </style:style>
    <style:style style:name="T88" style:family="text">
      <style:text-properties fo:font-size="16pt" fo:font-weight="bold" style:font-name-asian="Times New Roman1" style:font-size-asian="16pt" style:font-weight-asian="bold" style:font-name-complex="Times New Roman1"/>
    </style:style>
    <style:style style:name="T89" style:family="text">
      <style:text-properties style:font-name="Times New Roman"/>
    </style:style>
    <style:style style:name="T90" style:family="text">
      <style:text-properties style:font-name="Times New Roman" fo:font-size="12pt" style:font-size-asian="12pt" style:font-size-complex="12pt"/>
    </style:style>
    <style:style style:name="T91" style:family="text">
      <style:text-properties style:font-name="Times New Roman" fo:font-size="12pt" officeooo:rsid="001b1453" style:font-size-asian="12pt" style:font-size-complex="12pt"/>
    </style:style>
    <style:style style:name="T92" style:family="text">
      <style:text-properties style:font-name="Times New Roman" fo:font-size="12pt" fo:font-weight="normal" style:font-size-asian="12pt" style:font-weight-asian="normal" style:font-size-complex="12pt" style:font-weight-complex="normal"/>
    </style:style>
    <style:style style:name="T93" style:family="text">
      <style:text-properties style:font-name="Times New Roman" fo:font-size="12pt" fo:font-weight="normal" officeooo:rsid="001b1453" style:font-size-asian="12pt" style:font-weight-asian="normal" style:font-size-complex="12pt" style:font-weight-complex="normal"/>
    </style:style>
    <style:style style:name="T94" style:family="text">
      <style:text-properties style:font-name="Times New Roman" fo:font-size="12pt" style:text-underline-style="none" fo:font-weight="normal" style:font-size-asian="12pt" style:font-weight-asian="normal" style:font-size-complex="12pt" style:font-weight-complex="normal"/>
    </style:style>
    <style:style style:name="T95" style:family="text">
      <style:text-properties style:font-name="Times New Roman" fo:font-size="12pt" style:text-underline-style="none" style:font-size-asian="12pt" style:font-size-complex="12pt"/>
    </style:style>
    <style:style style:name="T96" style:family="text">
      <style:text-properties style:font-name="Times New Roman" fo:font-size="12pt" style:text-underline-style="none" fo:font-weight="bold" style:font-size-asian="12pt" style:font-weight-asian="bold" style:font-size-complex="12pt" style:font-weight-complex="bold"/>
    </style:style>
    <style:style style:name="T97" style:family="text">
      <style:text-properties style:font-name="Times New Roman" fo:font-size="12pt" fo:font-weight="bold" style:font-size-asian="12pt" style:font-weight-asian="bold" style:font-size-complex="12pt" style:font-weight-complex="bold"/>
    </style:style>
    <style:style style:name="T98" style:family="text">
      <style:text-properties style:font-name="Times New Roman" fo:font-size="12pt" fo:font-weight="bold" officeooo:rsid="001b1453" style:font-size-asian="12pt" style:font-weight-asian="bold" style:font-size-complex="12pt" style:font-weight-complex="bold"/>
    </style:style>
    <style:style style:name="T99" style:family="text">
      <style:text-properties style:font-name="Times New Roman" fo:font-weight="bold" style:font-weight-asian="bold" style:font-weight-complex="bold"/>
    </style:style>
    <style:style style:name="T100" style:family="text">
      <style:text-properties style:font-name="Times New Roman" fo:font-weight="normal" style:font-weight-asian="normal" style:font-weight-complex="normal"/>
    </style:style>
    <style:style style:name="T101" style:family="text">
      <style:text-properties fo:font-weight="bold" style:font-weight-asian="bold" style:font-weight-complex="bold"/>
    </style:style>
    <style:style style:name="T102" style:family="text">
      <style:text-properties fo:font-weight="normal" style:font-weight-asian="normal" style:font-weight-complex="normal"/>
    </style:style>
    <style:style style:name="fr1"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ole-draw-aspect="1" draw:visible-area-top="0cm" draw:visible-area-width="5cm" draw:visible-area-height="5cm"/>
    </style:style>
    <style:style style:name="fr2" style:family="graphic" style:parent-style-name="OLE">
      <style:graphic-properties fo:margin-left="0cm" fo:margin-right="0cm" fo:margin-top="0cm" fo:margin-bottom="0.176cm" style:wrap="run-through" style:number-wrapped-paragraphs="no-limit" style:vertical-pos="top" style:vertical-rel="baseline" style:horizontal-pos="from-left" style:horizontal-rel="paragraph" draw:ole-draw-aspect="1" draw:visible-area-top="0cm" draw:visible-area-width="5cm" draw:visible-area-height="5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SSIGNMENT 3</text:p>
      <text:p text:style-name="P7"/>
      <text:p text:style-name="P7"><text:s/>What is Java?</text:p>
      <text:p text:style-name="P7"><text:span text:style-name="T14">Java is a general-purpose, class-based, object-oriented programming language designed for having lesser implementation dependencies. It is a computing platform for application development. Java is fast, secure, and reliable, therefore. It is widely used for developing Java applications in laptops, data centers, game consoles, scientific supercomputers, cell phones, etc.</text:span></text:p>
      <text:p text:style-name="P7">2. What is a package in Java? List down various advantages of packages. </text:p>
      <text:p text:style-name="P7"><text:span text:style-name="T33">A java package is a group of similar types of classes, interfaces and sub-packages.</text:span></text:p>
      <text:p text:style-name="P7">Package in java can be categorized in two form, built-in package and user-defined package.</text:p>
      <text:p text:style-name="P7">There are many built-in packages such as java, lang, awt, javax, swing, net, io, util, sql etc.</text:p>
      <text:p text:style-name="P7">Advantages</text:p>
      <text:list xml:id="list1226831459" text:style-name="WWNum1">
        <text:list-item>
          <text:p text:style-name="P8"><text:span text:style-name="T47">Java package is used to categorize by the classes and interfaces.</text:span></text:p>
        </text:list-item>
        <text:list-item>
          <text:p text:style-name="P8">It is easy to maintained.</text:p>
        </text:list-item>
        <text:list-item>
          <text:p text:style-name="P8"><text:span text:style-name="T47">Java package is provide as access protection.</text:span></text:p>
        </text:list-item>
        <text:list-item>
          <text:p text:style-name="P8">It may remove naming collision.</text:p>
        </text:list-item>
        <text:list-item>
          <text:p text:style-name="P8"><text:span text:style-name="T47">This packages can <text:s/>provide reusability of code.</text:span></text:p>
        </text:list-item>
        <text:list-item>
          <text:p text:style-name="P8"><text:span text:style-name="T47">We can create our own package or extend already available package.</text:span></text:p>
        </text:list-item>
      </text:list>
      <text:p text:style-name="P7">3. Explain JDK, JRE and JVM?.</text:p>
      <text:p text:style-name="P7"><text:span text:style-name="T50">JDK is a software development kit whereas JRE is a software bundle that allows Java program to run, whereas JVM is an environment for executing bytecode. The full form of JDK is Java Development Kit, while the full form of JRE is Java Runtime Environment, while the full form of JVM is Java Virtual Machine</text:span></text:p>
      <text:p text:style-name="P7"><text:soft-page-break/><draw:frame draw:style-name="fr2" draw:name="Object1" text:anchor-type="as-char" svg:width="16.387cm" svg:height="5.433cm" draw:z-index="0"><draw:object-ole xlink:href="./Obj100" xlink:type="simple" xlink:show="embed" xlink:actuate="onLoad"/><draw:image xlink:href="./ObjectReplacements/Obj100" xlink:type="simple" xlink:show="embed" xlink:actuate="onLoad"/></draw:frame></text:p>
      <text:p text:style-name="P7"/>
      <text:p text:style-name="P7">4. Explain public static void main(String args[]) in Java.</text:p>
      <text:p text:style-name="P7">Public- it is access specifier from anywhere we can access it</text:p>
      <text:p text:style-name="P7"> Static- it is access modifier we can call the methods directly by class name without creating its objects</text:p>
      <text:p text:style-name="P7"><text:span text:style-name="T47"> Void-</text:span><text:span text:style-name="T59"> It is a keyword and used to specify that a method doesn’t return anything</text:span></text:p>
      <text:p text:style-name="P7"><text:span text:style-name="T47"> Main- it is a method name </text:span><text:span text:style-name="T59">It is the identifier that the JVM looks for as the starting point of the java program. It’s not a keyword. </text:span></text:p>
      <text:p text:style-name="P7"><text:span text:style-name="T47">String[]args- </text:span><text:span text:style-name="T59"> It stores Java </text:span><text:span text:style-name="T61">command line arguments</text:span><text:span text:style-name="T59"> and is an array of type </text:span><text:span text:style-name="T61">java.lang.String</text:span><text:span text:style-name="T59"> class. Here, the name of the String array is </text:span><text:span text:style-name="T61">args </text:span><text:span text:style-name="T59">but it is not fixed and user can use any name in place of it.</text:span></text:p>
      <text:p text:style-name="P7"><text:span text:style-name="T40"><text:s/></text:span><text:span text:style-name="T31">5. What are the differences between C++ and Java? </text:span></text:p>
      <text:list xml:id="list2492633165" text:style-name="WWNum2">
        <text:list-item>
          <text:p text:style-name="P9">C++ uses only compiler, whereas Java uses compiler and interpreter both.</text:p>
        </text:list-item>
        <text:list-item>
          <text:p text:style-name="P9">C++ supports both operator overloading &amp; method overloading whereas Java only supports method overloading.</text:p>
        </text:list-item>
        <text:list-item>
          <text:p text:style-name="P9">C++ supports manual object management with the help of new and delete keywords whereas Java has built-in automatic garbage collection.</text:p>
        </text:list-item>
        <text:list-item>
          <text:p text:style-name="P9">C++ supports structures whereas Java doesn’t supports structures.</text:p>
        </text:list-item>
        <text:list-item>
          <text:p text:style-name="P9"><text:span text:style-name="T15">C++ supports unions while Java doesn’t support unions</text:span><text:span text:style-name="T16">.</text:span></text:p>
        </text:list-item>
      </text:list>
      <text:p text:style-name="P7">6. Why Java is platform independent?</text:p>
      <text:p text:style-name="P7">In the case of Java, it is the magic of Bytecode that makes it platform independent. This adds to an important feature in the JAVA language termed as portability. ... Different JVM is designed for different OS and byte code is able to run on different OS</text:p>
      <text:p text:style-name="P7">7. What are wrapper classes in Java?</text:p>
      <text:p text:style-name="P7"><text:soft-page-break/><text:span text:style-name="T33">Wrapper classes provide a way to use primitive data types (</text:span><text:span text:style-name="T79">int</text:span><text:span text:style-name="T82">, </text:span><text:span text:style-name="T79">boolean</text:span><text:span text:style-name="T82">, </text:span><text:span text:style-name="T33">etc..) as objects.</text:span></text:p>
      <text:p text:style-name="P7"><text:span text:style-name="T33">The </text:span><text:span text:style-name="T82">wrapper class in Java</text:span><text:span text:style-name="T33"> provides the mechanism </text:span><text:span text:style-name="T36">to convert primitive into object and object into primitive</text:span><text:span text:style-name="T33">.</text:span></text:p>
      <text:p text:style-name="P7">8. Why pointers are not used in Java?</text:p>
      <text:p text:style-name="P7">Memory access via pointer arithmetic - this is fundamentally unsafe. Java has a robust security model and disallows pointer arithmetic for this reason. Java does have reference to objects, it just doesn't call them pointers. Any normal object reference works like a pointer would.</text:p>
      <text:p text:style-name="P7">Java is platform independent. So if we use pointers the address of the variable varies in different machines. Thus using pointers becomes invalid and provides different result in different machine. Also java provides security without the use of pointers.</text:p>
      <text:p text:style-name="P7">9. List some features of Java? </text:p>
      <text:p text:style-name="P7">Object Oriented</text:p>
      <text:p text:style-name="P7">In Java, everything is an Object. Java can be easily extended since it is based on the Object model.</text:p>
      <text:p text:style-name="P7">Platform Independent</text:p>
      <text:p text:style-name="P7">Unlike many other programming languages including C and C++, when Java is compiled, it is not compiled into platform specific machine, rather into platform-independent byte code. This byte code is distributed over the web and interpreted by the Virtual Machine (JVM) on whichever platform it is being run on.</text:p>
      <text:p text:style-name="P7">Simple</text:p>
      <text:p text:style-name="P7">Java is designed to be easy to learn. If you understand the basic concept of OOP Java, it would be easy to master.</text:p>
      <text:p text:style-name="P7">Secure</text:p>
      <text:p text:style-name="P7">With Java's secure feature it enables to develop virus-free, tamper-free systems. Authentication techniques are based on public-key encryption.</text:p>
      <text:p text:style-name="P7">Architecture-neutral Java compiler generates an architecture-neutral object file format, which makes the compiled code executable on many processors, with the presence of Java runtime system.</text:p>
      <text:p text:style-name="P7">Portable. Java makes an effort to eliminate error-prone situations by emphasizing mainly on compile time error checking and runtime checking.</text:p>
      <text:p text:style-name="P7">Multithreaded</text:p>
      <text:p text:style-name="P7">With Java's multithreaded feature it is possible to write programs that can perform many tasks simultaneously. This design feature allows the developers to construct interactive applications that can run smoothly.</text:p>
      <text:p text:style-name="P7">High Performance</text:p>
      <text:p text:style-name="P7">With the use of Just-In-Time compilers, Java enables high performance.</text:p>
      <text:p text:style-name="P7"><text:soft-page-break/></text:p>
      <text:p text:style-name="P7">10. Why is Java Architectural Neutral? </text:p>
      <text:p text:style-name="P7">Unlike many other programming languages including C and C++, when Java is compiled, it is not compiled into platform specific machine, rather into platform-independent byte code. This byte code is distributed over the web and interpreted by the Virtual Machine (JVM) on whichever platform it is being run on.</text:p>
      <text:p text:style-name="P7">Thus when you write a piece of Java code in a particular platform and generated an executable code .class file. You can execute/run this .class file on any system the only condition is that the target system should have JVM (JRE) installed in it.</text:p>
      <text:p text:style-name="P7">In short, Java compiler generates an architecture-neutral object file format, which makes the compiled code executable on many processors, with the presence of Java runtime system.</text:p>
      <text:p text:style-name="P7">Java is architecture neutral because there are no implementation dependent features, for example, the size of primitive types is fixed. In C programming, int data type occupies 2 bytes of memory for 32-bit architecture and 4 bytes of memory for 64-bit architecture.</text:p>
      <text:p text:style-name="P7">11. How Java enabled High Performance? </text:p>
      <text:p text:style-name="P7">Java enabled High performance by introducing JIT- Just In Time compiler , JIT helps the compiler to compile the code On demand basis i.e which ever method is called only that method block will get compiled making compilation fast n time-efficient. This makes the java delivering high performance</text:p>
      <text:p text:style-name="P7">12. Why Java is considered dynamic? </text:p>
      <text:p text:style-name="P7">Java is considered as Dynamic because of Byte code [a class file]. A source code written in one platform, that can be executed in any platform. And it also loads the class files at run time. Anything that happens at run time is considered as Dynamic.</text:p>
      <text:p text:style-name="P7"/>
      <text:p text:style-name="P7"><text:s/></text:p>
      <text:p text:style-name="P7">14. List two Java IDE’s? </text:p>
      <text:p text:style-name="P7">1)Eclipse. <text:s text:c="9"/>2)Kite.</text:p>
      <text:p text:style-name="P7"/>
      <text:p text:style-name="P7"/>
      <text:p text:style-name="P7"><text:s/></text:p>
      <text:p text:style-name="P7">15. Why Java is called as “Platform” ? </text:p>
      <text:p text:style-name="P7">Platform is a software and hardware programs that runs. JAVA is platform independent because it having its own JVM so that it can run on any platform . java is platform independent , which means once written you can run it anywhere. The platform is a hardware or software used to run an application.</text:p>
      <text:p text:style-name="P7"/>
      <text:p text:style-name="P7"><text:s/></text:p>
      <text:p text:style-name="P7"><text:soft-page-break/>16. Is Java Pure-Object oriented Language ? </text:p>
      <text:p text:style-name="P7">A fully object-oriented language needs to have all the 4 oops concepts. In addition to that, all predefined and, user-defined types must be objects and, all the operations should be performed only by calling the methods of a class.</text:p>
      <text:p text:style-name="P7">Though java follows all the four object-oriented concepts,</text:p>
      <text:p text:style-name="P7">Java has predefined primitive data types (which are not objects).You can access the members of a static class without creating an object of it.</text:p>
      <text:p text:style-name="P7">Therefore, Java is not considered as fully object-oriented Technology.</text:p>
      <text:p text:style-name="P7"><text:s/></text:p>
      <text:p text:style-name="P7">18. What gives Java its 'write once and run anywhere' nature? </text:p>
      <text:p text:style-name="P7">The Java Compiler compiles a java program (.java file) and converts it into class files (.class) that contain bytecodes , which is the intermediate language between source code and machine code . These bytecodes are not platform specific, so with the help of JVM (Java virtual machine), the java program can run on wide variety of platforms. The JVM (Java virtual machine) is platform dependent i.e its implementation differs from platform to platform (like windows, linux atc.), but these all JVMs can execute the same java bytecode .</text:p>
      <text:p text:style-name="P7">This is something which can be termed as 'write once and run anywhere' . So, this means Java can be developed on any device, compiled into a standard bytecode and be expected to run on any device equipped with a JVM (Java virtual machine).</text:p>
      <text:p text:style-name="P7"/>
      <text:p text:style-name="P7">19. Difference between path and classpath. </text:p>
      <text:p text:style-name="P7"><text:span text:style-name="T37">PATH </text:span><text:span text:style-name="T38">−</text:span><text:span text:style-name="T37"> The path environment variable is used to specify the set of directories which contains executional programs. When you try to execute a program from command line, the operating system searches for the specified program in the current directly, if available, executes it. In case the programs are not available in the current directory, operating system verifies in the set of directories specified in the </text:span><text:span text:style-name="T38">‘</text:span><text:span text:style-name="T37">PATH </text:span><text:span text:style-name="T38">’</text:span><text:span text:style-name="T37"> environment variable.</text:span></text:p>
      <text:p text:style-name="P7"><text:span text:style-name="T37">CLASSPATH </text:span><text:span text:style-name="T38">−</text:span><text:span text:style-name="T37"> The class path environment variable is used to specify the location of the classes and packages. When we try to import classes and packages other that those that are available with Java Standard Library. JVM verifies the current directly for them, if not available it verifies the set of directories specified in the </text:span><text:span text:style-name="T38">‘</text:span><text:span text:style-name="T37">CLASSPATH</text:span><text:span text:style-name="T38">’</text:span><text:span text:style-name="T37"> environment variable</text:span></text:p>
      <text:p text:style-name="P7">21. What is the difference between JDK and JRE? </text:p>
      <text:p text:style-name="P7">JDK is a software development kit whereas JRE is a software bundle that allows Java program to run, whereas JVM is an environment for executing bytecode.</text:p>
      <text:p text:style-name="P7"><text:soft-page-break/>The full form of JDK is Java Development Kit, while the full form of JRE is Java Runtime Environment, while the full form of JVM is Java Virtual Machine.</text:p>
      <text:p text:style-name="P7"><text:s text:c="4"/>JDK is platform dependent, JRE is also platform dependent, but JVM is platform independent.</text:p>
      <text:p text:style-name="P7"><text:s text:c="4"/>JDK contains tools for developing, debugging, etc. JRE contains class libraries and other supporting files, whereas software development tools are not included in JVM.</text:p>
      <text:p text:style-name="P7"><text:s text:c="4"/>JDK comes with the installer, on the other hand, JRE only contains the environment to execute source code whereas JVM bundled in both software JDK and JRE.</text:p>
      <text:p text:style-name="P7"><text:span text:style-name="T37">The</text:span><text:span text:style-name="T38"> </text:span><text:span text:style-name="T37">JRE</text:span><text:span text:style-name="T38"> </text:span><text:span text:style-name="T37">is</text:span><text:span text:style-name="T38"> </text:span><text:span text:style-name="T37">the</text:span><text:span text:style-name="T38"> </text:span><text:span text:style-name="T37">Java</text:span><text:span text:style-name="T38"> </text:span><text:span text:style-name="T37">Runtime</text:span><text:span text:style-name="T38"> </text:span><text:span text:style-name="T37">Environment</text:span><text:span text:style-name="T38">. </text:span><text:span text:style-name="T37">It</text:span><text:span text:style-name="T38"> </text:span><text:span text:style-name="T37">is</text:span><text:span text:style-name="T38"> </text:span><text:span text:style-name="T37">a</text:span><text:span text:style-name="T38"> </text:span><text:span text:style-name="T37">package</text:span><text:span text:style-name="T38"> </text:span><text:span text:style-name="T37">of</text:span><text:span text:style-name="T38"> </text:span><text:span text:style-name="T37">everything</text:span><text:span text:style-name="T38"> </text:span><text:span text:style-name="T37">necessary</text:span><text:span text:style-name="T38"> </text:span><text:span text:style-name="T37">to</text:span><text:span text:style-name="T38"> </text:span><text:span text:style-name="T37">run</text:span><text:span text:style-name="T38"> </text:span><text:span text:style-name="T37">a</text:span><text:span text:style-name="T38"> </text:span><text:span text:style-name="T37">compiled</text:span><text:span text:style-name="T38"> </text:span><text:span text:style-name="T37">Java</text:span><text:span text:style-name="T38"> </text:span><text:span text:style-name="T37">program</text:span><text:span text:style-name="T38">, </text:span><text:span text:style-name="T37">including</text:span><text:span text:style-name="T38"> </text:span><text:span text:style-name="T37">the</text:span><text:span text:style-name="T38"> </text:span><text:span text:style-name="T37">Java</text:span><text:span text:style-name="T38"> </text:span><text:span text:style-name="T37">Virtual</text:span><text:span text:style-name="T38"> </text:span><text:span text:style-name="T37">Machine</text:span><text:span text:style-name="T38"> (</text:span><text:span text:style-name="T37">JVM</text:span><text:span text:style-name="T38">), </text:span><text:span text:style-name="T37">the</text:span><text:span text:style-name="T38"> </text:span><text:span text:style-name="T37">Java</text:span><text:span text:style-name="T38"> </text:span><text:span text:style-name="T37">Class</text:span><text:span text:style-name="T38"> </text:span><text:span text:style-name="T37">Library</text:span><text:span text:style-name="T38">, </text:span><text:span text:style-name="T37">the</text:span><text:span text:style-name="T38"> </text:span><text:span text:style-name="T37">java</text:span><text:span text:style-name="T38"> </text:span><text:span text:style-name="T37">command</text:span><text:span text:style-name="T38">, </text:span><text:span text:style-name="T37">and</text:span><text:span text:style-name="T38"> </text:span><text:span text:style-name="T37">other</text:span><text:span text:style-name="T38"> </text:span><text:span text:style-name="T37">infrastructure</text:span><text:span text:style-name="T38">. </text:span><text:span text:style-name="T37">However</text:span><text:span text:style-name="T38">, </text:span><text:span text:style-name="T37">it</text:span><text:span text:style-name="T38"> </text:span><text:span text:style-name="T37">cannot</text:span><text:span text:style-name="T38"> </text:span><text:span text:style-name="T37">be</text:span><text:span text:style-name="T38"> </text:span><text:span text:style-name="T37">used</text:span><text:span text:style-name="T38"> </text:span><text:span text:style-name="T37">to</text:span><text:span text:style-name="T38"> </text:span><text:span text:style-name="T37">create</text:span><text:span text:style-name="T38"> </text:span><text:span text:style-name="T37">new</text:span><text:span text:style-name="T38"> </text:span><text:span text:style-name="T37">programs</text:span><text:span text:style-name="T38">.</text:span></text:p>
      <text:p text:style-name="P7"><text:span text:style-name="T37">The</text:span><text:span text:style-name="T38"> </text:span><text:span text:style-name="T37">JDK</text:span><text:span text:style-name="T38"> </text:span><text:span text:style-name="T37">is</text:span><text:span text:style-name="T38"> </text:span><text:span text:style-name="T37">the</text:span><text:span text:style-name="T38"> </text:span><text:span text:style-name="T37">Java</text:span><text:span text:style-name="T38"> </text:span><text:span text:style-name="T37">Development</text:span><text:span text:style-name="T38"> </text:span><text:span text:style-name="T37">Kit</text:span><text:span text:style-name="T38">, </text:span><text:span text:style-name="T37">the</text:span><text:span text:style-name="T38"> </text:span><text:span text:style-name="T37">full</text:span><text:span text:style-name="T38">-</text:span><text:span text:style-name="T37">featured</text:span><text:span text:style-name="T38"> </text:span><text:span text:style-name="T37">SDK</text:span><text:span text:style-name="T38"> </text:span><text:span text:style-name="T37">for</text:span><text:span text:style-name="T38"> </text:span><text:span text:style-name="T37">Java</text:span><text:span text:style-name="T38">. </text:span><text:span text:style-name="T37">It</text:span><text:span text:style-name="T38"> </text:span><text:span text:style-name="T37">has</text:span><text:span text:style-name="T38"> </text:span><text:span text:style-name="T37">everything</text:span><text:span text:style-name="T38"> </text:span><text:span text:style-name="T37">the</text:span><text:span text:style-name="T38"> </text:span><text:span text:style-name="T37">JRE</text:span><text:span text:style-name="T38"> </text:span><text:span text:style-name="T37">has</text:span><text:span text:style-name="T38">, </text:span><text:span text:style-name="T37">but</text:span><text:span text:style-name="T38"> </text:span><text:span text:style-name="T37">also</text:span><text:span text:style-name="T38"> </text:span><text:span text:style-name="T37">the</text:span><text:span text:style-name="T38"> </text:span><text:span text:style-name="T37">compiler</text:span><text:span text:style-name="T38"> (</text:span><text:span text:style-name="T37">javac</text:span><text:span text:style-name="T38">) </text:span><text:span text:style-name="T37">and</text:span><text:span text:style-name="T38"> </text:span><text:span text:style-name="T37">tools</text:span><text:span text:style-name="T38"> (</text:span><text:span text:style-name="T37">like</text:span><text:span text:style-name="T38"> </text:span><text:span text:style-name="T37">javadoc</text:span><text:span text:style-name="T38"> </text:span><text:span text:style-name="T37">and</text:span><text:span text:style-name="T38"> </text:span><text:span text:style-name="T37">jdb</text:span><text:span text:style-name="T38">). </text:span><text:span text:style-name="T37">It</text:span><text:span text:style-name="T38"> </text:span><text:span text:style-name="T37">is</text:span><text:span text:style-name="T38"> </text:span><text:span text:style-name="T37">capable</text:span><text:span text:style-name="T38"> </text:span><text:span text:style-name="T37">of</text:span><text:span text:style-name="T38"> </text:span><text:span text:style-name="T37">creating</text:span><text:span text:style-name="T38"> </text:span><text:span text:style-name="T37">and</text:span><text:span text:style-name="T38"> </text:span><text:span text:style-name="T37">compiling</text:span><text:span text:style-name="T38"> </text:span><text:span text:style-name="T37">programs</text:span><text:span text:style-name="T38">.</text:span><text:span text:style-name="T37"> Usually</text:span><text:span text:style-name="T38">, </text:span><text:span text:style-name="T37">if</text:span><text:span text:style-name="T38"> </text:span><text:span text:style-name="T37">you</text:span><text:span text:style-name="T38"> </text:span><text:span text:style-name="T37">only</text:span><text:span text:style-name="T38"> </text:span><text:span text:style-name="T37">care</text:span><text:span text:style-name="T38"> </text:span><text:span text:style-name="T37">about</text:span><text:span text:style-name="T38"> </text:span><text:span text:style-name="T37">running</text:span><text:span text:style-name="T38"> </text:span><text:span text:style-name="T37">Java</text:span><text:span text:style-name="T38"> </text:span><text:span text:style-name="T37">programs</text:span><text:span text:style-name="T38"> </text:span><text:span text:style-name="T37">on</text:span><text:span text:style-name="T38"> </text:span><text:span text:style-name="T37">computer</text:span><text:span text:style-name="T38"> </text:span><text:span text:style-name="T37">you</text:span><text:span text:style-name="T38"> </text:span><text:span text:style-name="T37">will</text:span><text:span text:style-name="T38"> </text:span><text:span text:style-name="T37">only</text:span><text:span text:style-name="T38"> </text:span><text:span text:style-name="T37">install</text:span><text:span text:style-name="T38"> </text:span><text:span text:style-name="T37">the</text:span><text:span text:style-name="T38"> </text:span><text:span text:style-name="T37">JRE</text:span><text:span text:style-name="T38">. </text:span><text:span text:style-name="T37">It's</text:span><text:span text:style-name="T38"> </text:span><text:span text:style-name="T37">all</text:span><text:span text:style-name="T38"> </text:span><text:span text:style-name="T37">you</text:span><text:span text:style-name="T38"> </text:span><text:span text:style-name="T37">need</text:span><text:span text:style-name="T38">. </text:span><text:span text:style-name="T37">On</text:span><text:span text:style-name="T38"> </text:span><text:span text:style-name="T37">the</text:span><text:span text:style-name="T38"> </text:span><text:span text:style-name="T37">other</text:span><text:span text:style-name="T38"> </text:span><text:span text:style-name="T37">hand</text:span><text:span text:style-name="T38">, </text:span><text:span text:style-name="T37">if</text:span><text:span text:style-name="T38"> </text:span><text:span text:style-name="T37">you</text:span><text:span text:style-name="T38"> </text:span><text:span text:style-name="T37">are</text:span><text:span text:style-name="T38"> </text:span><text:span text:style-name="T37">planning</text:span><text:span text:style-name="T38"> </text:span><text:span text:style-name="T37">to</text:span><text:span text:style-name="T38"> </text:span><text:span text:style-name="T37">do</text:span><text:span text:style-name="T38"> </text:span><text:span text:style-name="T37">some</text:span><text:span text:style-name="T38"> </text:span><text:span text:style-name="T37">Java</text:span><text:span text:style-name="T38"> </text:span><text:span text:style-name="T37">programming</text:span><text:span text:style-name="T38">, </text:span><text:span text:style-name="T37">you</text:span><text:span text:style-name="T38"> </text:span><text:span text:style-name="T37">need</text:span><text:span text:style-name="T38"> </text:span><text:span text:style-name="T37">to</text:span><text:span text:style-name="T38"> </text:span><text:span text:style-name="T37">install</text:span><text:span text:style-name="T38"> </text:span><text:span text:style-name="T37">the</text:span><text:span text:style-name="T38"> </text:span><text:span text:style-name="T37">JDK</text:span><text:span text:style-name="T38"> </text:span><text:span text:style-name="T37">instead</text:span></text:p>
      <text:p text:style-name="P7">22. What is JVM ? What it does? </text:p>
      <text:p text:style-name="P7"><text:span text:style-name="T32"><text:s text:c="4"/></text:span><text:span text:style-name="T37">A</text:span><text:span text:style-name="T38"> </text:span><text:span text:style-name="T37">Java</text:span><text:span text:style-name="T38"> </text:span><text:span text:style-name="T37">virtual</text:span><text:span text:style-name="T38"> </text:span><text:span text:style-name="T37">machine</text:span><text:span text:style-name="T38"> (</text:span><text:span text:style-name="T37">JVM</text:span><text:span text:style-name="T38">) </text:span><text:span text:style-name="T37">is</text:span><text:span text:style-name="T38"> </text:span><text:span text:style-name="T37">a</text:span><text:span text:style-name="T38"> </text:span><text:span text:style-name="T37">virtual</text:span><text:span text:style-name="T38"> </text:span><text:span text:style-name="T37">machine</text:span><text:span text:style-name="T38"> </text:span><text:span text:style-name="T37">that</text:span><text:span text:style-name="T38"> </text:span><text:span text:style-name="T37">enables</text:span><text:span text:style-name="T38"> </text:span><text:span text:style-name="T37">a</text:span><text:span text:style-name="T38"> </text:span><text:span text:style-name="T37">computer</text:span><text:span text:style-name="T38"> </text:span><text:span text:style-name="T37">to</text:span><text:span text:style-name="T38"> </text:span><text:span text:style-name="T37">run</text:span><text:span text:style-name="T38"> </text:span><text:span text:style-name="T37">Java</text:span><text:span text:style-name="T38"> </text:span><text:span text:style-name="T37">programs</text:span><text:span text:style-name="T38"> </text:span><text:span text:style-name="T37">as</text:span><text:span text:style-name="T38"> </text:span><text:span text:style-name="T37">well</text:span><text:span text:style-name="T38"> </text:span><text:span text:style-name="T37">as</text:span><text:span text:style-name="T38"> </text:span><text:span text:style-name="T37">programs</text:span><text:span text:style-name="T38"> </text:span><text:span text:style-name="T37">written</text:span><text:span text:style-name="T38"> </text:span><text:span text:style-name="T37">in</text:span><text:span text:style-name="T38"> </text:span><text:span text:style-name="T37">other</text:span><text:span text:style-name="T38"> </text:span><text:span text:style-name="T37">languages</text:span><text:span text:style-name="T38"> </text:span><text:span text:style-name="T37">that</text:span><text:span text:style-name="T38"> </text:span><text:span text:style-name="T37">are</text:span><text:span text:style-name="T38"> </text:span><text:span text:style-name="T37">also</text:span><text:span text:style-name="T38"> </text:span><text:span text:style-name="T37">compiled</text:span><text:span text:style-name="T38"> </text:span><text:span text:style-name="T37">to</text:span><text:span text:style-name="T38"> </text:span><text:span text:style-name="T37">Java</text:span><text:span text:style-name="T38"> </text:span><text:span text:style-name="T37">bytecode</text:span></text:p>
      <text:p text:style-name="P7"><text:s text:c="4"/>JVM is the engine that drives the Java code.</text:p>
      <text:p text:style-name="P7"><text:s text:c="4"/>Mostly in other Programming Languages, compiler produce code for a particular system but Java compiler produce Bytecode for a Java Virtual Machine.</text:p>
      <text:p text:style-name="P7"><text:s text:c="4"/>When we compile a Java program, then bytecode is generated. Bytecode is the source code that can be used to run on any platform.</text:p>
      <text:p text:style-name="P7"><text:s text:c="4"/>Bytecode is an intermediary language between Java source and the host system.</text:p>
      <text:p text:style-name="P7"><text:s text:c="4"/>It is the medium which compiles Java code to bytecode which gets interpreted on a different machine and hence it makes it Platform/Operating system independent.</text:p>
      <text:p text:style-name="P7"/>
      <text:p text:style-name="P7">23. Why JVM is called as “virtual machine”? </text:p>
      <text:p text:style-name="P7">The JVM is "virtual" because it is generally implemented in software on top of a "real" hardware platform and operating system. All Java programs are compiled for the JVM. Therefore, the JVM <text:soft-page-break/>must be implemented on a particular platform before compiled Java programs will run on that platform.</text:p>
      <text:p text:style-name="P7">24. What are the main components of JVM? Explain them. Or Explain JVM Architecture. </text:p>
      <text:p text:style-name="P7"><draw:frame draw:style-name="fr1" draw:name="Object2" text:anchor-type="as-char" svg:width="15.434cm" svg:height="13.564cm" draw:z-index="1"><draw:object-ole xlink:href="./Obj101" xlink:type="simple" xlink:show="embed" xlink:actuate="onLoad"/><draw:image xlink:href="./ObjectReplacements/Obj101" xlink:type="simple" xlink:show="embed" xlink:actuate="onLoad"/></draw:frame></text:p>
      <text:p text:style-name="P7">Class Loader Subsystem</text:p>
      <text:p text:style-name="P7">The class loader is a subsystem used for loading class files. It performs three major functions viz. Loading, Linking, and Initialization.</text:p>
      <text:p text:style-name="P7"><text:span text:style-name="T37">2) Method Area JVM Method Area stores class structures like metadata, the constant runtime pool, and the code for methods.</text:span></text:p>
      <text:p text:style-name="P7"><text:span text:style-name="T37">3) Heap All the Objects, their related instance variables, and arrays are stored in the heap. This memory is common and shared across multiple threads.</text:span></text:p>
      <text:p text:style-name="P7"><text:span text:style-name="T37">4) JVM language Stacks Java language Stacks store local variables, and it’s partial results. Each thread has its own JVM stack, created simultaneously as the thread is created. A new frame is created whenever a method is invoked, and it is deleted when method invocation process is complete.</text:span></text:p>
      <text:p text:style-name="P7"><text:soft-page-break/><text:span text:style-name="T37">5) <text:s/>PC Registers <text:s/>PC register store the address of the Java virtual machine instruction which is currently executing. In Java, each thread has its separate PC register.</text:span></text:p>
      <text:p text:style-name="P7"><text:span text:style-name="T37">6) Native Method Stacks It contains all the native methods used in the application. Native method stacks hold the instruction of native code depends on the native library. It is written in another language instead of Java.</text:span></text:p>
      <text:p text:style-name="P7">7) Execution Engine</text:p>
      <text:p text:style-name="P7"><text:s/>It contains: </text:p>
      <text:p text:style-name="P7">A virtual processor</text:p>
      <text:p text:style-name="P7"><text:span text:style-name="T37">Interpreter: Read bytecode stream then execute the instructions.</text:span></text:p>
      <text:p text:style-name="P7"><text:span text:style-name="T37">Just-In-Time(JIT) compiler: It is used to improve the performance. JIT compiles parts of the byte code that have similar functionality at the same time, and hence reduces the amount of time needed for compilation. Here, the term "compiler" refers to a translator from the instruction set of a Java virtual machine (JVM) to the instruction set of a specific CPU. It is a type of software used to test hardware, software, or complete systems. The test execution engine never carries any information about the tested product.</text:span></text:p>
      <text:p text:style-name="P7"><text:span text:style-name="T37">8) Native Method interface Java Native Interface (JNI) is a framework which provides an interface to communicate with another application written in another language like C, C++, Assembly etc. Java uses JNI framework to send output to the Console or interact with OS librariesThe Native Method Interface is a programming framework. It allows Java code which is running in a JVM to call by libraries and native applications.</text:span></text:p>
      <text:p text:style-name="P7"><text:span text:style-name="T37">9) Native Method Libraries <text:s/>Native Libraries is a collection of the Native Libraries(C, C++) which are needed by the Execution Engine. </text:span></text:p>
      <text:p text:style-name="P7"/>
      <text:p text:style-name="P7"><text:span text:style-name="T40"><text:s/></text:span><text:span text:style-name="T31">25. What is the difference between Java compiler ( javac ) and JIT ? </text:span></text:p>
      <text:p text:style-name="P7"/>
      <text:p text:style-name="P7"><text:span text:style-name="T51">When compiling a java program, the static compiler that is run using the command javac converts the source code to byte code which are in the form of . class files. ... JIT compiles the code when it is needed but not before runtime.</text:span></text:p>
      <text:p text:style-name="P7"/>
      <text:p text:style-name="P7"><text:soft-page-break/></text:p>
      <text:p text:style-name="P7"/>
      <text:p text:style-name="P7"/>
      <text:p text:style-name="P7"/>
      <text:p text:style-name="P7"/>
      <text:p text:style-name="P7"/>
      <text:p text:style-name="P7">26) Is Empty .java file name a valid source file name?</text:p>
      <text:p text:style-name="P7">Answer :</text:p>
      <text:p text:style-name="P7"><text:s text:c="4"/>We can save a document with just .java name. </text:p>
      <text:p text:style-name="P7">To compile file we use "javac .java" and to run that program we use java class_name it will create .class file while running the program.</text:p>
      <text:p text:style-name="P7"><text:s text:c="5"/>(so you must provide a class name)</text:p>
      <text:p text:style-name="P7"><text:s text:c="4"/></text:p>
      <text:p text:style-name="P7"><text:span text:style-name="T79"><text:s text:c="5"/>class </text:span><text:span text:style-name="T81">Demo</text:span><text:span text:style-name="T79"> {</text:span></text:p>
      <text:p text:style-name="P7"><text:s text:c="8"/>public static void main(String args[]) {</text:p>
      <text:p text:style-name="P7"><text:s text:c="12"/>System.out.println("Hello World");</text:p>
      <text:p text:style-name="P7"><text:s text:c="8"/>}</text:p>
      <text:p text:style-name="P7"><text:s text:c="4"/>}</text:p>
      <text:p text:style-name="P7"/>
      <text:p text:style-name="P7"><text:s text:c="3"/>to compile: javac .java</text:p>
      <text:p text:style-name="P7"><text:span text:style-name="T79"><text:s text:c="3"/>to execute: java </text:span><text:span text:style-name="T81">Demo</text:span></text:p>
      <text:p text:style-name="P7">27) Is JRE different for different Platforms ?</text:p>
      <text:p text:style-name="P7">Answer:</text:p>
      <text:p text:style-name="P7"><text:s text:c="6"/>Whenever we try to run the code, JVM requires some library set and files <text:tab/>for code execution and these files are presented in JRE.</text:p>
      <text:p text:style-name="P7"><text:s text:c="6"/>JRE = JVM + set of libraries.</text:p>
      <text:p text:style-name="P7"><text:s text:c="6"/>So to run the JVM based programs, the JRE is a minimum requirement.</text:p>
      <text:p text:style-name="P7"><text:s text:c="6"/>JRE is also platform dependent. That means we have different JRE versions for different platforms</text:p>
      <text:p text:style-name="P7"/>
      <text:p text:style-name="P7">28) Difference between C++ and java in terms of object creation.</text:p>
      <text:p text:style-name="P7">Answer:</text:p>
      <text:p text:style-name="P7"><text:soft-page-break/><text:s text:c="6"/>In C++ objects are managed manually. The creation and destruction of objects are carried out manually </text:p>
      <text:p text:style-name="P7"><text:s text:c="6"/>using the new and delete operators respectively. </text:p>
      <text:p text:style-name="P7"><text:s text:c="6"/>We also use constructors and destructors for class objects.</text:p>
      <text:p text:style-name="P7"/>
      <text:p text:style-name="P7"><text:s text:c="6"/>Java does not support destructors though it supports constructors. </text:p>
      <text:p text:style-name="P7"><text:s text:c="6"/>Java is also heavily dependent on automatic garbage collection for collecting and destroying objects.</text:p>
      <text:p text:style-name="P7"><text:s text:c="6"/></text:p>
      <text:p text:style-name="P7">29) Who invokes main() function ?</text:p>
      <text:p text:style-name="P7">Answer:</text:p>
      <text:p text:style-name="P7"><text:s text:c="6"/>The main() is the starting point for JVM to start execution of a Java program. </text:p>
      <text:p text:style-name="P7"><text:s text:c="6"/>Without the main() method, JVM will not execute the program.</text:p>
      <text:p text:style-name="P7"><text:s text:c="6"/>It is a default signature which is predefined in the JVM. </text:p>
      <text:p text:style-name="P7"><text:s text:c="6"/>It is called by JVM to execute a program line by line and end the execution after completion of this method.</text:p>
      <text:p text:style-name="P7"/>
      <text:p text:style-name="P7">30. What is .class file known as ?</text:p>
      <text:p text:style-name="P7">Answer:</text:p>
      <text:p text:style-name="P7"><text:s text:c="6"/>Class file is a binary file which contains bytecode and Java compiler is used to crate Class file in Java.</text:p>
      <text:p text:style-name="P7"><text:s text:c="6"/>Class file in Java is compiled form of Java source file. </text:p>
      <text:p text:style-name="P7"><text:s text:c="6"/>When we compile Java program which is written in Java source file <text:s/>ended with .java extension, </text:p>
      <text:p text:style-name="P7"><text:s text:c="6"/>it produces one more class files depending upon how many classes are declared and defined in that Java source file. </text:p>
      <text:p text:style-name="P7"><text:s text:c="6"/>One Java source file can only contain one public class and its name must match with name of file</text:p>
      <text:p text:style-name="P7"><text:s text:c="6"/>e.g. HelloWorld.java file can contain a public class whose name should be HelloWorld, then after compilation of this source file it will creat</text:p>
      <text:p text:style-name="P7"><text:s text:c="6"/>one class file as HelloWorld.class</text:p>
      <text:p text:style-name="P7"/>
      <text:p text:style-name="P7">31.Can we define more than one public class in a java source code ? what is the rule of public class and file name ?</text:p>
      <text:p text:style-name="P7"><text:soft-page-break/>Ans: According to the java rule if class is a public then class name and file name should be the same, i.e suppose in source we write the "class Test" and save this class with name Demo.java there is no error, because class is not public class it is package level class only. When we compile it generates Test.class. If class Test is a public class then we can not save with name Demo.java it will give error we have to save with the same as class name i.e Test.java as file name. File name and class name should be same if the class is public.</text:p>
      <text:p text:style-name="P7">Now suppose we creating 1 source file with two class i.e "class A" and scoend class as "public class B " and w save this source as B.java there will be no error, because we have only one class as public. Now we creating 1 source file with two class i.e "public class A" and "public class B" if we define like this then what is the name we have to give either A.java or B.java we cannot give A.java or B.java, reason if we give A.java so the<text:span text:style-name="T77">n it will give error and if we save file with name B.class then it will give error for class A.</text:span></text:p>
      <text:p text:style-name="P7"><text:s/><text:span text:style-name="T77">So we cannot define more than one public class in a single Java source file.</text:span></text:p>
      <text:p text:style-name="P7"/>
      <text:p text:style-name="P7">32. What is JIT compiler? </text:p>
      <text:p text:style-name="P7"><text:span text:style-name="T78">Ans: </text:span>In Java programming, a just-in-time (JIT) compiler is additionally given, as it can convert the bytecode of Java to the instruction, which can be feed straight to your processor. It starts running just once your program starts and compiles your source code on the fly (hence termed as just-in-time). It is typically faster than usual compiling. It can access the runtime information dynamically, which is not possible by the normal compiler. </text:p>
      <text:p text:style-name="P1"><text:bookmark text:name="aswift_0_anchor"/><text:bookmark text:name="aswift_0_expand"/><text:span text:style-name="T7">This technique of compilation uses the blend of 2 traditional ways of translation from high-level code to machine code; these are - </text:span><text:span text:style-name="Strong_20_Emphasis"><text:span text:style-name="T7">ahead of time compiling</text:span></text:span><text:span text:style-name="T7"> (abbreviated as AOT) as well as </text:span><text:span text:style-name="Strong_20_Emphasis"><text:span text:style-name="T7">interpretation</text:span></text:span><text:span text:style-name="T7"> and at the same time carries the advantages as well as drawbacks of both techniques. </text:span></text:p>
      <text:p text:style-name="P7">With the use of this compiler, at any moment, the system can compile your Java bytecode to that specific system code, which makes Java code portable. </text:p>
      <text:p text:style-name="P7"><text:bookmark text:name="aswift_1_anchor"/><text:bookmark text:name="aswift_1_expand"/>33.How many types of memory areas are allocated by JVM? </text:p>
      <text:p text:style-name="P1"><text:span text:style-name="T93">Ans: </text:span><text:span text:style-name="Strong_20_Emphasis"><text:span text:style-name="T7">Types of Memory areas allocated by the JVM</text:span></text:span><text:span text:style-name="T7">:</text:span></text:p>
      <text:p text:style-name="P7">All these functions take different forms of the memory structure. </text:p>
      <text:p text:style-name="P1"><text:span text:style-name="T7">The </text:span><text:span text:style-name="Strong_20_Emphasis"><text:span text:style-name="T7">memory in the JVM divided into 5 different parts</text:span></text:span><text:span text:style-name="T7">:</text:span></text:p>
      <text:list xml:id="list491153817" text:style-name="L2">
        <text:list-item>
          <text:p text:style-name="P10">Class(Method) Area</text:p>
        </text:list-item>
        <text:list-item>
          <text:p text:style-name="P10">Heap</text:p>
        </text:list-item>
        <text:list-item>
          <text:p text:style-name="P10">Stack</text:p>
          <text:p text:style-name="P10"/>
        </text:list-item>
        <text:list-item>
          <text:p text:style-name="P10">Program Counter Register</text:p>
          <text:p text:style-name="P10"/>
        </text:list-item>
        <text:list-item>
          <text:p text:style-name="P10"><text:soft-page-break/>Native Method Stack</text:p>
        </text:list-item>
      </text:list>
      <text:p text:style-name="P7">34.What is the rule for local member in java.</text:p>
      <text:p text:style-name="P7">Ans : </text:p>
      <text:list xml:id="list2821182292" text:style-name="L3">
        <text:list-item>
          <text:p text:style-name="P11">Local variables are created when the method, constructor or block is entered and the variable will be destroyed once it exits the method, constructor, or block.</text:p>
        </text:list-item>
        <text:list-item>
          <text:p text:style-name="P11">Local variables are declared in methods, constructors, or blocks.</text:p>
        </text:list-item>
        <text:list-item>
          <text:p text:style-name="P11">Access modifiers cannot be used for local variables.</text:p>
        </text:list-item>
        <text:list-item>
          <text:p text:style-name="P11">Local variables are visible only within the declared method, constructor, or block.</text:p>
        </text:list-item>
        <text:list-item>
          <text:p text:style-name="P11">Local variables are implemented at stack level internally.</text:p>
        </text:list-item>
        <text:list-item>
          <text:p text:style-name="P11">There is no default value for local variables, so local variables should be declared and an initial value should be assigned before the first use.</text:p>
        </text:list-item>
      </text:list>
      <text:p text:style-name="P7"/>
      <text:p text:style-name="P7"/>
      <text:p text:style-name="P7"/>
      <text:p text:style-name="P7">35.What are the various access specifiers in </text:p>
      <text:p text:style-name="P7">31.Can we define more than one public class in a java source code ? what is the rule of public class and file name ?</text:p>
      <text:p text:style-name="P7">Ans: According to the java rule if class is a public then class name and file name should be the same, i.e suppose in source we write the "class Test" and save this class with name Demo.java there is no error, because class is not public class it is package level class only. When we compile it generates Test.class. If class Test is a public class then we can not save with name Demo.java it will give error we have to save with the same as class name i.e Test.java as file name. File name and class name should be same if the class is public.</text:p>
      <text:p text:style-name="P7">Now suppose we creating 1 source file with two class i.e "class A" and scoend class as "public class B " and w save this source as B.java there will be no error, because we have only one class as public. Now we creating 1 source file with two class i.e "public class A" and "public class B" if we define like this then what is the name we have to give either A.java or B.java we cannot give A.java or B.java, reason if we give A.java so the<text:span text:style-name="T77">n it will give error and if we save file with name B.class then it will give error for class A.</text:span></text:p>
      <text:p text:style-name="P7"><text:s/><text:span text:style-name="T77">So we cannot define more than one public class in a single Java source file.</text:span></text:p>
      <text:p text:style-name="P7"/>
      <text:p text:style-name="P7">32. What is JIT compiler? </text:p>
      <text:p text:style-name="P7"><text:span text:style-name="T78">Ans: </text:span>In Java programming, a just-in-time (JIT) compiler is additionally given, as it can convert the bytecode of Java to the instruction, which can be feed straight to your processor. It starts running just once your program starts and compiles your source code on the fly (hence termed as just-in-<text:soft-page-break/>time). It is typically faster than usual compiling. It can access the runtime information dynamically, which is not possible by the normal compiler. </text:p>
      <text:p text:style-name="P1"><text:bookmark text:name="aswift_0_anchor1"/><text:bookmark text:name="aswift_0_expand1"/><text:span text:style-name="T7">This technique of compilation uses the blend of 2 traditional ways of translation from high-level code to machine code; these are - </text:span><text:span text:style-name="Strong_20_Emphasis"><text:span text:style-name="T7">ahead of time compiling</text:span></text:span><text:span text:style-name="T7"> (abbreviated as AOT) as well as </text:span><text:span text:style-name="Strong_20_Emphasis"><text:span text:style-name="T7">interpretation</text:span></text:span><text:span text:style-name="T7"> and at the same time carries the advantages as well as drawbacks of both techniques. </text:span></text:p>
      <text:p text:style-name="P7">With the use of this compiler, at any moment, the system can compile your Java bytecode to that specific system code, which makes Java code portable. </text:p>
      <text:p text:style-name="P7"><text:bookmark text:name="aswift_1_anchor1"/><text:bookmark text:name="aswift_1_expand1"/>33.How many types of memory areas are allocated by JVM? </text:p>
      <text:p text:style-name="P1"><text:span text:style-name="T93">Ans: </text:span><text:span text:style-name="Strong_20_Emphasis"><text:span text:style-name="T7">Types of Memory areas allocated by the JVM</text:span></text:span><text:span text:style-name="T7">:</text:span></text:p>
      <text:p text:style-name="P7">All these functions take different forms of the memory structure. </text:p>
      <text:p text:style-name="P1"><text:span text:style-name="T7">The </text:span><text:span text:style-name="Strong_20_Emphasis"><text:span text:style-name="T7">memory in the JVM divided into 5 different parts</text:span></text:span><text:span text:style-name="T7">:</text:span></text:p>
      <text:list xml:id="list163747954109969" text:continue-list="list491153817" text:style-name="L2">
        <text:list-item>
          <text:p text:style-name="P10">Class(Method) Area</text:p>
        </text:list-item>
        <text:list-item>
          <text:p text:style-name="P10">Heap</text:p>
        </text:list-item>
        <text:list-item>
          <text:p text:style-name="P10">Stack</text:p>
          <text:p text:style-name="P10"/>
        </text:list-item>
        <text:list-item>
          <text:p text:style-name="P10">Program Counter Register</text:p>
          <text:p text:style-name="P10"/>
        </text:list-item>
        <text:list-item>
          <text:p text:style-name="P10">Native Method Stack</text:p>
        </text:list-item>
      </text:list>
      <text:p text:style-name="P7">34.What is the rule for local member in java.</text:p>
      <text:p text:style-name="P7">Ans : </text:p>
      <text:list xml:id="list3509655400" text:style-name="L4">
        <text:list-item>
          <text:p text:style-name="P12">Local variables are created when the method, constructor or block is entered and the variable will be destroyed once it exits the method, constructor, or block.</text:p>
        </text:list-item>
        <text:list-item>
          <text:p text:style-name="P12">Local variables are declared in methods, constructors, or blocks.</text:p>
        </text:list-item>
        <text:list-item>
          <text:p text:style-name="P12">Access modifiers cannot be used for local variables.</text:p>
        </text:list-item>
        <text:list-item>
          <text:p text:style-name="P12">Local variables are visible only within the declared method, constructor, or block.</text:p>
        </text:list-item>
        <text:list-item>
          <text:p text:style-name="P12">Local variables are implemented at stack level internally.</text:p>
        </text:list-item>
        <text:list-item>
          <text:p text:style-name="P12">There is no default value for local variables, so local variables should be declared and an initial value should be assigned before the first use.</text:p>
        </text:list-item>
      </text:list>
      <text:p text:style-name="P7"/>
      <text:p text:style-name="P7"/>
      <text:p text:style-name="P7"/>
      <text:p text:style-name="P7">35.What are the various access specifiers in </text:p>
      <text:p text:style-name="P7"><text:soft-page-break/>31.Can we define more than one public class in a java source code ? what is the rule of public class and file name ?</text:p>
      <text:p text:style-name="P7">Ans: According to the java rule if class is a public then class name and file name should be the same, i.e suppose in source we write the "class Test" and save this class with name Demo.java there is no error, because class is not public class it is package level class only. When we compile it generates Test.class. If class Test is a public class then we can not save with name Demo.java it will give error we have to save with the same as class name i.e Test.java as file name. File name and class name should be same if the class is public.</text:p>
      <text:p text:style-name="P7">Now suppose we creating 1 source file with two class i.e "class A" and scoend class as "public class B " and w save this source as B.java there will be no error, because we have only one class as public. Now we creating 1 source file with two class i.e "public class A" and "public class B" if we define like this then what is the name we have to give either A.java or B.java we cannot give A.java or B.java, reason if we give A.java so the<text:span text:style-name="T77">n it will give error and if we save file with name B.class then it will give error for class A.</text:span></text:p>
      <text:p text:style-name="P7"><text:s/><text:span text:style-name="T77">So we cannot define more than one public class in a single Java source file.</text:span></text:p>
      <text:p text:style-name="P7"/>
      <text:p text:style-name="P7">32. What is JIT compiler? </text:p>
      <text:p text:style-name="P7"><text:span text:style-name="T78">Ans: </text:span>In Java programming, a just-in-time (JIT) compiler is additionally given, as it can convert the bytecode of Java to the instruction, which can be feed straight to your processor. It starts running just once your program starts and compiles your source code on the fly (hence termed as just-in-time). It is typically faster than usual compiling. It can access the runtime information dynamically, which is not possible by the normal compiler. </text:p>
      <text:p text:style-name="P1"><text:bookmark text:name="aswift_0_anchor2"/><text:bookmark text:name="aswift_0_expand2"/><text:span text:style-name="T7">This technique of compilation uses the blend of 2 traditional ways of translation from high-level code to machine code; these are - </text:span><text:span text:style-name="Strong_20_Emphasis"><text:span text:style-name="T7">ahead of time compiling</text:span></text:span><text:span text:style-name="T7"> (abbreviated as AOT) as well as </text:span><text:span text:style-name="Strong_20_Emphasis"><text:span text:style-name="T7">interpretation</text:span></text:span><text:span text:style-name="T7"> and at the same time carries the advantages as well as drawbacks of both techniques. </text:span></text:p>
      <text:p text:style-name="P7">With the use of this compiler, at any moment, the system can compile your Java bytecode to that specific system code, which makes Java code portable. </text:p>
      <text:p text:style-name="P7"><text:bookmark text:name="aswift_1_anchor2"/><text:bookmark text:name="aswift_1_expand2"/>33.How many types of memory areas are allocated by JVM? </text:p>
      <text:p text:style-name="P1"><text:span text:style-name="T93">Ans: </text:span><text:span text:style-name="Strong_20_Emphasis"><text:span text:style-name="T7">Types of Memory areas allocated by the JVM</text:span></text:span><text:span text:style-name="T7">:</text:span></text:p>
      <text:p text:style-name="P7">All these functions take different forms of the memory structure. </text:p>
      <text:p text:style-name="P1"><text:span text:style-name="T7">The </text:span><text:span text:style-name="Strong_20_Emphasis"><text:span text:style-name="T7">memory in the JVM divided into 5 different parts</text:span></text:span><text:span text:style-name="T7">:</text:span></text:p>
      <text:list xml:id="list163748698428565" text:continue-list="list163747954109969" text:style-name="L2">
        <text:list-item>
          <text:p text:style-name="P10">Class(Method) Area</text:p>
        </text:list-item>
        <text:list-item>
          <text:p text:style-name="P10">Heap</text:p>
        </text:list-item>
        <text:list-item>
          <text:p text:style-name="P10">Stack</text:p>
          <text:p text:style-name="P10"/>
        </text:list-item>
        <text:list-item>
          <text:p text:style-name="P10">Program Counter Register</text:p>
          <text:p text:style-name="P10"><text:soft-page-break/></text:p>
        </text:list-item>
        <text:list-item>
          <text:p text:style-name="P10">Native Method Stack</text:p>
        </text:list-item>
      </text:list>
      <text:p text:style-name="P7">34.What is the rule for local member in java.</text:p>
      <text:p text:style-name="P7">Ans : </text:p>
      <text:list xml:id="list2347902264" text:style-name="L5">
        <text:list-item>
          <text:p text:style-name="P13">Local variables are created when the method, constructor or block is entered and the variable will be destroyed once it exits the method, constructor, or block.</text:p>
        </text:list-item>
        <text:list-item>
          <text:p text:style-name="P13">Local variables are declared in methods, constructors, or blocks.</text:p>
        </text:list-item>
        <text:list-item>
          <text:p text:style-name="P13">Access modifiers cannot be used for local variables.</text:p>
        </text:list-item>
        <text:list-item>
          <text:p text:style-name="P13">Local variables are visible only within the declared method, constructor, or block.</text:p>
        </text:list-item>
        <text:list-item>
          <text:p text:style-name="P13">Local variables are implemented at stack level internally.</text:p>
        </text:list-item>
        <text:list-item>
          <text:p text:style-name="P13">There is no default value for local variables, so local variables should be declared and an initial value should be assigned before the first use.</text:p>
        </text:list-item>
      </text:list>
      <text:p text:style-name="P7"/>
      <text:p text:style-name="P7"/>
      <text:p text:style-name="P7"/>
      <text:p text:style-name="P7"><text:span text:style-name="T79">35.What are the various access specifiers in <text:s/></text:span><text:span text:style-name="T80">java?</text:span></text:p>
      <text:p text:style-name="P7">In java, we have 4 access specifiers</text:p>
      <text:p text:style-name="P7">1. Public</text:p>
      <text:p text:style-name="P7">Public specifiers are meant to have the highest level of accessibility among all specifiers. If we declare class, method, fields, variables as public. As a result, these can be accessed by any other class, methods. In addition, there is a  limitation that the accessed class or method should belong to the same package. </text:p>
      <text:p text:style-name="P7">2. Private</text:p>
      <text:p text:style-name="P7">Private specifiers are meant to have the lowest level of accessibility among all specifiers. If we declare class, method, fields, variables as private. And these can be accessed only within the class. This specifier is completely opposite to that of a public class. </text:p>
      <text:p text:style-name="P7">3. Protected</text:p>
      <text:p text:style-name="P7">We use protected access specifier to a method or a variable. If we declare a variable or method as protected. And then classes within the same package can access those variables and not outside the package. </text:p>
      <text:p text:style-name="P7">4. Default(no access specifier mentioned)</text:p>
      <text:p text:style-name="P7">When none of the access specifiers is used. Then we take it as a default access specifier. So when you don’t mention any access specifier. Then we can access the methods, variables within the class and outside the class of the same package only. </text:p>
      <text:p text:style-name="P7"><text:soft-page-break/></text:p>
      <text:p text:style-name="P7">Q36 What is the rule for local member in java.</text:p>
      <text:p text:style-name="P7"/>
      <text:p text:style-name="P7">Local variale- Variables declared inside a method and cant be access outside the method</text:p>
      <text:p text:style-name="P7"/>
      <text:p text:style-name="P7">public class Test</text:p>
      <text:p text:style-name="P7">{</text:p>
      <text:p text:style-name="P7"><text:s text:c="4"/>void method1() </text:p>
      <text:p text:style-name="P7"><text:s text:c="4"/>{</text:p>
      <text:p text:style-name="P7"><text:s text:c="7"/></text:p>
      <text:p text:style-name="P7"><text:tab/> <text:s/>int x=1; // Local variable </text:p>
      <text:p text:style-name="P7"><text:s text:c="7"/></text:p>
      <text:p text:style-name="P7"><text:s text:c="4"/>}</text:p>
      <text:p text:style-name="P7">}</text:p>
      <text:p text:style-name="P7">Local variables don’t exist after method’s execution is over.</text:p>
      <text:p text:style-name="P7">Local variables are not assigned a default value, hence they need to be initialized</text:p>
      <text:p text:style-name="P7">Access modifiers cannot be used for local variables</text:p>
      <text:p text:style-name="P7">Final is the Only Non Access Modifier that can be applied to a local variable.</text:p>
      <text:list xml:id="list106602102" text:style-name="L1">
        <text:list-item>
          <text:p text:style-name="P14">Local variables are created when the method, constructor or block is entered and the variable will be destroyed once it exits the method, constructor, or block.</text:p>
        </text:list-item>
        <text:list-item>
          <text:p text:style-name="P14">Local variables are declared in methods, constructors, or blocks.</text:p>
        </text:list-item>
        <text:list-item>
          <text:p text:style-name="P14">Access modifiers cannot be used for local variables.</text:p>
        </text:list-item>
        <text:list-item>
          <text:p text:style-name="P14">Local variables are visible only within the declared method, constructor, or block.</text:p>
        </text:list-item>
        <text:list-item>
          <text:p text:style-name="P14">Local variables are implemented at stack level internally.</text:p>
        </text:list-item>
        <text:list-item>
          <text:p text:style-name="P14">There is no default value for local variables, so local variables should be declared and an initial value should be assigned before the first use.</text:p>
        </text:list-item>
      </text:list>
      <text:p text:style-name="P7"/>
      <text:p text:style-name="P7"/>
      <text:p text:style-name="P7"/>
      <text:p text:style-name="P7">Q37-What is native code?</text:p>
      <text:p text:style-name="P7">Native code is computer programming (code) that is compiled to run with a particular processor (such as an Intel x86-class processor) and its set of instructions.</text:p>
      <text:p text:style-name="P7"><text:soft-page-break/>Native code can also be distinguished from byte code.</text:p>
      <text:p text:style-name="P7">Byte code- A form of code that can be run in a virtual machine(eg.JVM).</text:p>
      <text:p text:style-name="P7">The virtual machine is a program that converts the byte code into the native code that will be run in a specific processor </text:p>
      <text:p text:style-name="P7">Machine code also called as native code. it is a program which is written in machine language. </text:p>
      <text:p text:style-name="P7">machine code considered as lowest level code for computer .</text:p>
      <text:p text:style-name="P7">It is written in binary but also written in octal and hexadecimal to make it easier to handle.</text:p>
      <text:p text:style-name="P7"/>
      <text:p text:style-name="P7">38.Why there is no sizeof operator in java ?</text:p>
      <text:p text:style-name="P7">In c there is size of operator is used.</text:p>
      <text:p text:style-name="P7">In c is useful only because you have to manually allocate and free memory. However, since in java there is automatic garbage collection, this is not necessary.</text:p>
      <text:p text:style-name="P7">In java, you don't work directly with memory, so sizeof is usually not needed</text:p>
      <text:p text:style-name="P7"/>
      <text:p text:style-name="P7">39.What kinds of programs u can develop using Java ?</text:p>
      <text:p text:style-name="P7">Java is currently the most popular Programming lanuage.</text:p>
      <text:p text:style-name="P7"/>
      <text:p text:style-name="P7">Following are tha applications of java programming.</text:p>
      <text:p text:style-name="P7">Application serve.rs</text:p>
      <text:p text:style-name="P7">Web applications.</text:p>
      <text:p text:style-name="P7">Scientific Applicatons.</text:p>
      <text:p text:style-name="P7">Mobile applications.</text:p>
      <text:p text:style-name="P7">Desktop applications.</text:p>
      <text:p text:style-name="P7">Enterprise applications.</text:p>
      <text:p text:style-name="P7">cloud based applications.</text:p>
      <text:p text:style-name="P7"/>
      <text:p text:style-name="P7">40.U have reference type as a member of class. What is the default value it gets?</text:p>
      <text:p text:style-name="P7"><text:s/>null</text:p>
      <text:p text:style-name="P7">The default value of a reference type variable is null when they are not initialized. Null means not refering to any object.</text:p>
      <text:p text:style-name="P7">41.What is the job done by classloader ? </text:p>
      <text:p text:style-name="P1"><text:soft-page-break/><text:span text:style-name="T7">The Java ClassLoader is a part of the </text:span><text:span text:style-name="Strong_20_Emphasis"><text:span text:style-name="T8">Java Runtime Environment</text:span></text:span><text:span text:style-name="T7"> that dynamically loads Java classes into the </text:span><text:span text:style-name="Strong_20_Emphasis"><text:span text:style-name="T8">Java Virtual Machine</text:span></text:span><text:span text:style-name="T7">. The Java run time system does not need to know about files and file systems because of classloaders.</text:span></text:p>
      <text:p text:style-name="P1"><text:span text:style-name="T7">Java classes aren’t loaded into memory all at once, but when required by an application. At this point, the </text:span><text:span text:style-name="Strong_20_Emphasis"><text:span text:style-name="T7">Java ClassLoader</text:span></text:span><text:span text:style-name="T7"> is called by the </text:span><text:span text:style-name="Strong_20_Emphasis"><text:span text:style-name="T7">JRE</text:span></text:span><text:span text:style-name="T7"> and these ClassLoaders load classes into memory dynamically.</text:span></text:p>
      <text:p text:style-name="P7"><text:span text:style-name="T83">42.Explain the hierarchy of</text:span><text:span text:style-name="T85"> </text:span><text:span text:style-name="T83">classloaders in java.</text:span></text:p>
      <text:p text:style-name="P7">Ans:</text:p>
      <text:p text:style-name="P7">43.What is the role played by Bytecode Verifier ?</text:p>
      <text:p text:style-name="P7">Ans: </text:p>
      <text:p text:style-name="P7">Verifying class files containing byte code is one way in which Java automatically checks untrusted code before it is allowed to run. Once Java code has been verified, it can execute in uninterrupted fashion on a VM (with much less need to make security-critical checks while the code runs). This strategy leads to improvements in the efficiency of Java execution, which offset the speed concerns raised by Java's security checking. The Verifier is built in to the VM and cannot be accessed by Java programmers or Java users. In most Java implementations, when Java code arrives at the VM and is formed into a Class by the Class Loader, the Verifier automatically examines it. The Verifier checks byte code at a number of different levels. The simplest test makes sure that the format of a code fragment is correct. On a less-basic level, a built-in theorem prover is applied to each code fragment. The theorem prover helps to make sure that byte code does not forge pointers, violate access restrictions, or access objects using incorrect type information. If the Verifier discovers a problem with a class file, it throws an exception, loading ceases, and the class file never executes. The verification process, in concert with the security features built into the language and checked at runtime, helps to establish a base set of security guarantees.</text:p>
      <text:p text:style-name="P7"/>
      <text:p text:style-name="P7">Q45 What kinds of programs u can develop using java?</text:p>
      <text:list xml:id="list3998077014" text:style-name="WWNum3">
        <text:list-item>
          <text:p text:style-name="P15">Java Mobile Applications. (android studio and <text:s/>java for <text:s/>apps)</text:p>
        </text:list-item>
        <text:list-item>
          <text:p text:style-name="P15">Java Desktop GUI(graphical user interface) Applications. <text:s/>(change color,size , visuals)</text:p>
        </text:list-item>
        <text:list-item>
          <text:p text:style-name="P15">Java Web-based Applications. (for dynamic website creation)</text:p>
        </text:list-item>
        <text:list-item>
          <text:p text:style-name="P15">Java Web Servers and Application Servers. (one of the <text:s/>big server of java -Apache Tomcat)</text:p>
        </text:list-item>
        <text:list-item>
          <text:p text:style-name="P15">Java Enterprise Applications. (<text:span text:style-name="T75">The java enterprise  provides a platform for developers with enterprise  features such as distributed computing and web services</text:span>)</text:p>
        </text:list-item>
        <text:list-item>
          <text:p text:style-name="P15">Java Scientific Applications. (MATLAB)</text:p>
        </text:list-item>
        <text:list-item>
          <text:p text:style-name="P15">Java Gaming Applications. (BOUNCE nokia)</text:p>
        </text:list-item>
      </text:list>
      <text:p text:style-name="P7"/>
      <text:p text:style-name="P7">Q46 When parseInt () method can be used?</text:p>
      <text:p text:style-name="P7"><text:soft-page-break/>Convert a string to an integer with the parseInt method of the Java Integer class. The parseInt method is to convert the String to an int and throws a Number Format Exception if the string cannot be converted to an int type.</text:p>
      <text:p text:style-name="P7">Q47 What is finalized () method?</text:p>
      <text:p text:style-name="P7">Finalize () is the method of Object class. This method is called just before a0n object is garbage collected. Finalize () method overrides to dispose system resources, perform clean-up activities and minimize memory leaks.</text:p>
      <text:p text:style-name="P7">Q48.Difference between C++ pointer and Java reference.</text:p>
      <text:p text:style-name="P1"><text:span text:style-name="T71">A reference is a variable that refers to something else and can be used as an alias for that something else.</text:span><text:span text:style-name="T73"><text:line-break/></text:span><text:span text:style-name="Strong"><text:span text:style-name="T72">Pointer:</text:span></text:span><text:span text:style-name="T71"> A pointer is a variable that stores a memory address, for the purpose of acting as an alias to what is stored at that address.</text:span><text:span text:style-name="T73"><text:line-break/></text:span><text:span text:style-name="T71">So, a pointer is a reference, but a reference is not necessarily a pointer. Pointers are a particular implementation of the concept of a reference, and the term tends to be used only for languages that give you direct access to the memory address.</text:span></text:p>
      <text:p text:style-name="P7"><text:span text:style-name="T76"><text:s/></text:span>Q50.What are the expressions allowed in switch block of java?</text:p>
      <text:p text:style-name="P1"><text:span text:style-name="T100">A </text:span><text:span text:style-name="Strong_20_Emphasis"><text:span text:style-name="T100">switch statement</text:span></text:span><text:span text:style-name="T100"> allows the application to have </text:span><text:span text:style-name="Strong_20_Emphasis"><text:span text:style-name="T100">multiple possible execution paths</text:span></text:span><text:span text:style-name="T100"> based on the value of a given expression in runtime.</text:span></text:p>
      <text:p text:style-name="P1"><text:span text:style-name="T100">The evaluated expression is called the </text:span><text:span text:style-name="Strong_20_Emphasis"><text:span text:style-name="T100">selector expression</text:span></text:span><text:span text:style-name="T100"> which must be of type </text:span><text:span text:style-name="Source_20_Text"><text:span text:style-name="T100">char, byte, short, int, Character, Byte, Short, Integer, String, or an enum</text:span></text:span></text:p>
      <text:p text:style-name="P1"><text:span text:style-name="T100">It has the support of </text:span><text:span text:style-name="Strong_20_Emphasis"><text:span text:style-name="T100">multiple case labels</text:span></text:span><text:span text:style-name="T100"> and using </text:span><text:span text:style-name="Strong_20_Emphasis"><text:span text:style-name="T100">yield</text:span></text:span><text:span text:style-name="T100"> to return value in place of old </text:span><text:span text:style-name="Source_20_Text"><text:span text:style-name="T100">return</text:span></text:span><text:span text:style-name="T100"> keyword.</text:span></text:p>
      <text:list xml:id="list4281676939" text:style-name="L7">
        <text:list-item>
          <text:p text:style-name="P16">It also support returning value via label rules (arrow operator similar to lambda).</text:p>
        </text:list-item>
      </text:list>
      <text:list xml:id="list3093050338" text:style-name="L8">
        <text:list-item>
          <text:p text:style-name="P2"><text:span text:style-name="T100">If we use arraw </text:span><text:span text:style-name="Source_20_Text"><text:span text:style-name="T100">(-&gt;)</text:span></text:span><text:span text:style-name="T100"> operator, we can skip </text:span><text:span text:style-name="Source_20_Text"><text:span text:style-name="T100">yield</text:span></text:span><text:span text:style-name="T100"> keyword as shown in </text:span><text:span text:style-name="Emphasis"><text:span text:style-name="T100">isWeekDayV1_1()</text:span></text:span><text:span text:style-name="T100">.</text:span></text:p>
        </text:list-item>
      </text:list>
      <text:list xml:id="list3757069313" text:style-name="L9">
        <text:list-item>
          <text:p text:style-name="P3"><text:span text:style-name="T100">If we use colon </text:span><text:span text:style-name="Source_20_Text"><text:span text:style-name="T100">(:)</text:span></text:span><text:span text:style-name="T100"> operator, we need to use </text:span><text:span text:style-name="Source_20_Text"><text:span text:style-name="T100">yield</text:span></text:span><text:span text:style-name="T100"> keyword as shown in </text:span><text:span text:style-name="Emphasis"><text:span text:style-name="T100">isWeekDayV1_2()</text:span></text:span><text:span text:style-name="T100">.</text:span></text:p>
        </text:list-item>
      </text:list>
      <text:list xml:id="list1096339160" text:style-name="L10">
        <text:list-item>
          <text:p text:style-name="P4"><text:span text:style-name="T100">In case of multiple statements, use </text:span><text:span text:style-name="Strong_20_Emphasis"><text:span text:style-name="T100">curly braces</text:span></text:span><text:span text:style-name="T100"> along with </text:span><text:span text:style-name="Source_20_Text"><text:span text:style-name="T100">yield</text:span></text:span><text:span text:style-name="T100"> keyword as shown in </text:span><text:span text:style-name="Emphasis"><text:span text:style-name="T100">isWeekDayV2()</text:span></text:span><text:span text:style-name="T100">.</text:span></text:p>
        </text:list-item>
      </text:list>
      <text:list xml:id="list182007815" text:style-name="L11">
        <text:list-item>
          <text:p text:style-name="P5"><text:span text:style-name="T100">In case of </text:span><text:a xlink:type="simple" xlink:href="https://howtodoinjava.com/java/enum/enum-tutorial/" office:target-frame-name="_blank" xlink:show="new" text:style-name="Internet_20_link" text:visited-style-name="Visited_20_Internet_20_Link"><text:span text:style-name="Source_20_Text"><text:span text:style-name="T100">enum</text:span></text:span></text:a><text:span text:style-name="T100">, we can skip the </text:span><text:span text:style-name="Strong_20_Emphasis"><text:span text:style-name="T100">default case</text:span></text:span><text:span text:style-name="T100">. If there is any missing value not handled in cases, compiler will complain. In all other expression types (int, strings etc), we must provide </text:span><text:span text:style-name="Source_20_Text"><text:span text:style-name="T100">default</text:span></text:span><text:span text:style-name="T100"> case as well. </text:span></text:p>
        </text:list-item>
      </text:list>
      <text:p text:style-name="P1"><text:span text:style-name="Source_20_Text"><text:span text:style-name="T100">public</text:span></text:span><text:span text:style-name="T100"> </text:span><text:span text:style-name="Source_20_Text"><text:span text:style-name="T100">class</text:span></text:span><text:span text:style-name="T100"> </text:span><text:span text:style-name="Source_20_Text"><text:span text:style-name="T100">SwitchExpressions </text:span></text:span></text:p>
      <text:p text:style-name="P1"><text:span text:style-name="Source_20_Text"><text:span text:style-name="T102">{</text:span></text:span></text:p>
      <text:p text:style-name="P1"><text:span text:style-name="Source_20_Text"><text:span text:style-name="T100">public</text:span></text:span><text:span text:style-name="T100"> </text:span><text:span text:style-name="Source_20_Text"><text:span text:style-name="T100">static</text:span></text:span><text:span text:style-name="T100"> </text:span><text:span text:style-name="Source_20_Text"><text:span text:style-name="T100">void</text:span></text:span><text:span text:style-name="T100"> </text:span><text:span text:style-name="Source_20_Text"><text:span text:style-name="T100">main(String[] argv) </text:span></text:span></text:p>
      <text:p text:style-name="P1"><text:span text:style-name="Source_20_Text"><text:span text:style-name="T102">{</text:span></text:span></text:p>
      <text:p text:style-name="P1"><text:span text:style-name="Source_20_Text"><text:span text:style-name="T102">System.out.println(isWeekDayV1_1(Day.MON)); //true</text:span></text:span></text:p>
      <text:p text:style-name="P1"><text:span text:style-name="Source_20_Text"><text:span text:style-name="T102">System.out.println(isWeekDayV1_2(Day.MON)); //true</text:span></text:span></text:p>
      <text:p text:style-name="P1"><text:span text:style-name="Source_20_Text"><text:span text:style-name="T102">System.out.println(isWeekDayV2(Day.MON)); //true</text:span></text:span></text:p>
      <text:p text:style-name="P1"><text:span text:style-name="Source_20_Text"><text:span text:style-name="T100">}</text:span></text:span><text:span text:style-name="T100"> </text:span></text:p>
      <text:p text:style-name="P1"><text:soft-page-break/><text:span text:style-name="Source_20_Text"><text:span text:style-name="T102"><text:s text:c="4"/>//1 - Return value directly</text:span></text:span></text:p>
      <text:p text:style-name="P7"><text:s/></text:p>
      <text:p text:style-name="P1"><text:span text:style-name="Source_20_Text"><text:span text:style-name="T100"><text:s text:c="2"/>enum</text:span></text:span><text:span text:style-name="T100"> </text:span><text:span text:style-name="Source_20_Text"><text:span text:style-name="T100">Day {</text:span></text:span></text:p>
      <text:p text:style-name="P1"><text:span text:style-name="Source_20_Text"><text:span text:style-name="T102"><text:s text:c="5"/>MON, TUE, WED, THUR, FRI, SAT, SUN</text:span></text:span></text:p>
      <text:p text:style-name="P1"><text:span text:style-name="Source_20_Text"><text:span text:style-name="T102">};</text:span></text:span></text:p>
      <text:p text:style-name="P7"/>
      <text:p text:style-name="P1"><text:span text:style-name="Source_20_Text"><text:span text:style-name="T100"><text:s text:c="3"/>public</text:span></text:span><text:span text:style-name="T100"> </text:span><text:span text:style-name="Source_20_Text"><text:span text:style-name="T100">static</text:span></text:span><text:span text:style-name="T100"> </text:span><text:span text:style-name="Source_20_Text"><text:span text:style-name="T100">Boolean isWeekDayV1_1 (Day day) </text:span></text:span></text:p>
      <text:p text:style-name="P1"><text:span text:style-name="Source_20_Text"><text:span text:style-name="T102"><text:s text:c="5"/>{</text:span></text:span></text:p>
      <text:p text:style-name="P1"><text:span text:style-name="Source_20_Text"><text:span text:style-name="T102"><text:s text:c="6"/>Boolean result = switch(day) {</text:span></text:span></text:p>
      <text:p text:style-name="P1"><text:span text:style-name="Source_20_Text"><text:span text:style-name="T100"><text:s text:c="10"/>case</text:span></text:span><text:span text:style-name="T100"> </text:span><text:span text:style-name="Source_20_Text"><text:span text:style-name="T100">MON, TUE, WED, THUR, FRI -&gt; true;</text:span></text:span></text:p>
      <text:p text:style-name="P1"><text:span text:style-name="Source_20_Text"><text:span text:style-name="T100"><text:s text:c="10"/>case</text:span></text:span><text:span text:style-name="T100"> </text:span><text:span text:style-name="Source_20_Text"><text:span text:style-name="T100">SAT, SUN -&gt; false;</text:span></text:span></text:p>
      <text:p text:style-name="P1"><text:span text:style-name="Source_20_Text"><text:span text:style-name="T102"><text:s text:c="7"/>};</text:span></text:span></text:p>
      <text:p text:style-name="P1"><text:span text:style-name="Source_20_Text"><text:span text:style-name="T100"><text:s text:c="7"/>return</text:span></text:span><text:span text:style-name="T100"> </text:span><text:span text:style-name="Source_20_Text"><text:span text:style-name="T100">result; </text:span></text:span></text:p>
      <text:p text:style-name="P1"><text:span text:style-name="Source_20_Text"><text:span text:style-name="T102"><text:s text:c="4"/>}</text:span></text:span></text:p>
      <text:p text:style-name="P7"/>
      <text:p text:style-name="P1"><text:span text:style-name="Source_20_Text"><text:span text:style-name="T100"><text:s text:c="4"/>public</text:span></text:span><text:span text:style-name="T100"> </text:span><text:span text:style-name="Source_20_Text"><text:span text:style-name="T100">static</text:span></text:span><text:span text:style-name="T100"> </text:span><text:span text:style-name="Source_20_Text"><text:span text:style-name="T100">Boolean isWeekDayV1_2 (Day day) </text:span></text:span></text:p>
      <text:p text:style-name="P1"><text:span text:style-name="Source_20_Text"><text:span text:style-name="T102"><text:s text:c="4"/>{</text:span></text:span></text:p>
      <text:p text:style-name="P1"><text:span text:style-name="Source_20_Text"><text:span text:style-name="T102"><text:s text:c="5"/>Boolean result = switch(day) {</text:span></text:span></text:p>
      <text:p text:style-name="P1"><text:span text:style-name="Source_20_Text"><text:span text:style-name="T100"><text:s text:c="5"/>case</text:span></text:span><text:span text:style-name="T100"> </text:span><text:span text:style-name="Source_20_Text"><text:span text:style-name="T100">MON, TUE, WED, THUR, FRI : yield true;</text:span></text:span></text:p>
      <text:p text:style-name="P1"><text:span text:style-name="Source_20_Text"><text:span text:style-name="T100"><text:s text:c="8"/>case</text:span></text:span><text:span text:style-name="T100"> </text:span><text:span text:style-name="Source_20_Text"><text:span text:style-name="T100">SAT, SUN : yield false;</text:span></text:span></text:p>
      <text:p text:style-name="P1"><text:span text:style-name="Source_20_Text"><text:span text:style-name="T102"><text:s text:c="6"/>};</text:span></text:span></text:p>
      <text:p text:style-name="P1"><text:span text:style-name="Source_20_Text"><text:span text:style-name="T100"><text:s text:c="7"/>return</text:span></text:span><text:span text:style-name="T100"> </text:span><text:span text:style-name="Source_20_Text"><text:span text:style-name="T100">result;</text:span></text:span></text:p>
      <text:p text:style-name="P1"><text:span text:style-name="Source_20_Text"><text:span text:style-name="T102"><text:s text:c="5"/>}</text:span></text:span></text:p>
      <text:p text:style-name="P7"/>
      <text:p text:style-name="P1"><text:span text:style-name="Source_20_Text"><text:span text:style-name="T102"><text:s text:c="5"/>//2 - Multiple statements</text:span></text:span></text:p>
      <text:p text:style-name="P7"/>
      <text:p text:style-name="P1"><text:span text:style-name="Source_20_Text"><text:span text:style-name="T100"><text:s text:c="4"/>public</text:span></text:span><text:span text:style-name="T100"> </text:span><text:span text:style-name="Source_20_Text"><text:span text:style-name="T100">static</text:span></text:span><text:span text:style-name="T100"> </text:span><text:span text:style-name="Source_20_Text"><text:span text:style-name="T100">Boolean isWeekDayV2 (Day day) </text:span></text:span></text:p>
      <text:p text:style-name="P1"><text:span text:style-name="Source_20_Text"><text:span text:style-name="T102"><text:s text:c="4"/>{</text:span></text:span></text:p>
      <text:p text:style-name="P1"><text:span text:style-name="Source_20_Text"><text:span text:style-name="T102"><text:s text:c="8"/>Boolean result = switch(day) {</text:span></text:span></text:p>
      <text:p text:style-name="P1"><text:span text:style-name="Source_20_Text"><text:span text:style-name="T100"><text:s text:c="9"/>case</text:span></text:span><text:span text:style-name="T100"> </text:span><text:span text:style-name="Source_20_Text"><text:span text:style-name="T100">MON, TUE, WED, THUR, FRI -&gt;</text:span></text:span></text:p>
      <text:p text:style-name="P1"><text:span text:style-name="Source_20_Text"><text:span text:style-name="T102"><text:s text:c="12"/>{ </text:span></text:span></text:p>
      <text:p text:style-name="P1"><text:span text:style-name="Source_20_Text"><text:span text:style-name="T102"><text:s text:c="15"/>System.out.println("It is WeekDay");</text:span></text:span></text:p>
      <text:p text:style-name="P1"><text:soft-page-break/><text:span text:style-name="Source_20_Text"><text:span text:style-name="T102"><text:s text:c="16"/>yield true; </text:span></text:span></text:p>
      <text:p text:style-name="P1"><text:span text:style-name="Source_20_Text"><text:span text:style-name="T102"><text:s text:c="13"/>}</text:span></text:span></text:p>
      <text:p text:style-name="P1"><text:span text:style-name="Source_20_Text"><text:span text:style-name="T100"><text:s text:c="10"/>case</text:span></text:span><text:span text:style-name="T100"> </text:span><text:span text:style-name="Source_20_Text"><text:span text:style-name="T100">SAT, SUN -&gt;</text:span></text:span></text:p>
      <text:p text:style-name="P1"><text:span text:style-name="Source_20_Text"><text:span text:style-name="T102"><text:s text:c="11"/>{ </text:span></text:span></text:p>
      <text:p text:style-name="P1"><text:span text:style-name="Source_20_Text"><text:span text:style-name="T102"><text:s text:c="10"/>System.out.println("It is Weekend");</text:span></text:span></text:p>
      <text:p text:style-name="P1"><text:span text:style-name="Source_20_Text"><text:span text:style-name="T102"><text:s text:c="11"/>yield false; </text:span></text:span></text:p>
      <text:p text:style-name="P1"><text:span text:style-name="Source_20_Text"><text:span text:style-name="T102"><text:s text:c="4"/>}</text:span></text:span></text:p>
      <text:p text:style-name="P1"><text:span text:style-name="Source_20_Text"><text:span text:style-name="T102"><text:s text:c="2"/>};</text:span></text:span></text:p>
      <text:p text:style-name="P1"><text:span text:style-name="Source_20_Text"><text:span text:style-name="T100"><text:s text:c="2"/>return</text:span></text:span><text:span text:style-name="T100"> </text:span><text:span text:style-name="Source_20_Text"><text:span text:style-name="T100">result;</text:span></text:span></text:p>
      <text:p text:style-name="P1"><text:span text:style-name="Source_20_Text"><text:span text:style-name="T102"><text:s/>}</text:span></text:span></text:p>
      <text:p text:style-name="P1"><text:span text:style-name="Source_20_Text"><text:span text:style-name="T102">}</text:span></text:span></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F" style:font-size-asian="11pt" style:language-asian="en" style:country-asian="I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F" style:font-size-asian="11pt" style:language-asian="en" style:country-asian="IN"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6%" fo:text-indent="0cm" style:auto-text-indent="false"/>
      <style:text-properties style:font-name-asian="Calibri1" style:font-family-asian="Calibri" style:font-family-generic-asian="system" style:font-pitch-asian="variable" style:language-asian="en" style:country-asian="US" style:font-name-complex="Mangal" style:font-family-complex="Mangal" style:font-family-generic-complex="system" style:font-pitch-complex="variable" style:font-size-complex="10pt" style:language-complex="mr" style:country-complex="IN"/>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ksha</meta:initial-creator>
    <meta:editing-cycles>13</meta:editing-cycles>
    <meta:creation-date>2021-05-07T17:19:00</meta:creation-date>
    <dc:date>2021-05-08T16:37:47.246000000</dc:date>
    <meta:editing-duration>PT1H51M6S</meta:editing-duration>
    <meta:generator>LibreOffice/7.1.2.2$Windows_X86_64 LibreOffice_project/8a45595d069ef5570103caea1b71cc9d82b2aae4</meta:generator>
    <meta:document-statistic meta:table-count="0" meta:image-count="0" meta:object-count="2" meta:page-count="21" meta:paragraph-count="368" meta:word-count="6065" meta:character-count="35975" meta:non-whitespace-character-count="29724"/>
    <meta:user-defined meta:name="AppVersion">16.0000</meta:user-defined>
    <meta:template xlink:type="simple" xlink:actuate="onRequest" xlink:title="Normal" xlink:href=""/>
  </office:meta>
</office:document-meta>
</file>